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0.3cm" draw:marker-end-width="0.3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0.3cm" draw:marker-end-width="0.3cm" draw:fill="none" draw:textarea-horizontal-align="justify" draw:textarea-vertical-align="middle" draw:auto-grow-height="false" fo:min-height="3.913cm" fo:min-width="3.79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0000" draw:marker-start-width="0.3cm" draw:marker-end-width="0.3cm" draw:fill="none" draw:textarea-horizontal-align="justify" draw:textarea-vertical-align="middle" draw:auto-grow-height="false" fo:min-height="3.393cm" fo:min-width="3.192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000000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0000" fo:padding-top="0.258cm" fo:padding-bottom="0.258cm" fo:padding-left="0.383cm" fo:padding-right="0.383cm"/>
    </style:style>
    <style:style style:name="gr6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7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0000" draw:opacity="100%" fo:padding-top="0.258cm" fo:padding-bottom="0.258cm" fo:padding-left="0.383cm" fo:padding-right="0.38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0000" fo:padding-top="0.108cm" fo:padding-bottom="0.108cm" fo:padding-left="0.233cm" fo:padding-right="0.233cm"/>
    </style:style>
    <style:style style:name="gr9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0000" fo:padding-top="0.111cm" fo:padding-bottom="0.111cm" fo:padding-left="0.236cm" fo:padding-right="0.236cm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0000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21cm" draw:stroke-linejoin="miter" draw:fill="solid" draw:fill-color="#ffffff"/>
    </style:style>
    <style:style style:name="gr15" style:family="graphic" style:parent-style-name="standard">
      <style:graphic-properties svg:stroke-width="0.3cm" svg:stroke-color="#000000" draw:marker-start-width="0.3cm" draw:marker-end-width="0.3cm" draw:fill="none" draw:textarea-horizontal-align="justify" draw:textarea-vertical-align="middle" draw:auto-grow-height="false" fo:min-height="3.913cm" fo:min-width="3.696cm" fo:padding-top="0.275cm" fo:padding-bottom="0.275cm" fo:padding-left="0.4cm" fo:padding-right="0.4cm"/>
    </style:style>
    <style:style style:name="gr16" style:family="graphic" style:parent-style-name="objectwithoutfill">
      <style:graphic-properties svg:stroke-width="0.5cm" svg:stroke-color="#000000" draw:marker-start-width="0.9cm" draw:marker-end-width="0.9cm" draw:fill="none" draw:textarea-vertical-align="middle" fo:padding-top="0.375cm" fo:padding-bottom="0.375cm" fo:padding-left="0.5cm" fo:padding-right="0.5cm"/>
    </style:style>
    <style:style style:name="gr17" style:family="graphic" style:parent-style-name="standard">
      <style:graphic-properties svg:stroke-width="0.5cm" svg:stroke-color="#000000" draw:marker-start-width="0.9cm" draw:marker-end-width="0.9cm" draw:fill="none" draw:textarea-horizontal-align="justify" draw:textarea-vertical-align="middle" draw:auto-grow-height="false" fo:min-height="4.37cm" fo:min-width="4.12cm" fo:padding-top="0.375cm" fo:padding-bottom="0.375cm" fo:padding-left="0.5cm" fo:padding-right="0.5cm"/>
    </style:style>
    <style:style style:name="gr18" style:family="graphic" style:parent-style-name="standard">
      <style:graphic-properties svg:stroke-width="0.5cm" svg:stroke-color="#000000" draw:marker-start-width="0.9cm" draw:marker-end-width="0.9cm" draw:fill="none" draw:textarea-horizontal-align="justify" draw:textarea-vertical-align="middle" draw:auto-grow-height="false" fo:min-height="3.422cm" fo:min-width="3.172cm" fo:padding-top="0.375cm" fo:padding-bottom="0.375cm" fo:padding-left="0.5cm" fo:padding-right="0.5cm"/>
    </style:style>
    <style:style style:name="gr19" style:family="graphic" style:parent-style-name="objectwithoutfill">
      <style:graphic-properties svg:stroke-width="0.5cm" svg:stroke-color="#4d4d4d" draw:marker-start-width="0.9cm" draw:marker-end-width="0.9cm" draw:fill="none" draw:textarea-vertical-align="middle" fo:padding-top="0.375cm" fo:padding-bottom="0.375cm" fo:padding-left="0.5cm" fo:padding-right="0.5cm"/>
    </style:style>
    <style:style style:name="gr20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4.37cm" fo:min-width="4.12cm" fo:padding-top="0.375cm" fo:padding-bottom="0.375cm" fo:padding-left="0.5cm" fo:padding-right="0.5cm"/>
    </style:style>
    <style:style style:name="gr21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3.422cm" fo:min-width="3.172cm" fo:padding-top="0.375cm" fo:padding-bottom="0.375cm" fo:padding-left="0.5cm" fo:padding-right="0.5cm"/>
    </style:style>
    <style:style style:name="gr2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3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24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25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108cm" fo:padding-bottom="0.108cm" fo:padding-left="0.233cm" fo:padding-right="0.233cm"/>
    </style:style>
    <style:style style:name="gr26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4d4d4d" fo:padding-top="0.115cm" fo:padding-bottom="0.115cm" fo:padding-left="0.24cm" fo:padding-right="0.24cm"/>
    </style:style>
    <style:style style:name="gr27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28" style:family="graphic" style:parent-style-name="standard">
      <style:graphic-properties draw:stroke="none" svg:stroke-width="0.035cm" draw:stroke-linejoin="miter" draw:fill="solid" draw:fill-color="#4d4d4d"/>
    </style:style>
    <style:style style:name="gr29" style:family="graphic" style:parent-style-name="standard">
      <style:graphic-properties draw:stroke="none" svg:stroke-color="#000000" draw:fill="none" draw:fill-color="#ffffff" draw:fill-image-width="0cm" draw:fill-image-height="0cm" fo:min-height="2.821cm"/>
    </style:style>
    <style:style style:name="gr30" style:family="graphic" style:parent-style-name="objectwithoutfill">
      <style:graphic-properties svg:stroke-width="0.3cm" svg:stroke-color="#ff3333" draw:marker-start-width="0.3cm" draw:marker-end-width="0.3cm" draw:fill="none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ff3333" draw:marker-start-width="0.3cm" draw:marker-end-width="0.3cm" draw:fill="none" draw:textarea-horizontal-align="justify" draw:textarea-vertical-align="middle" draw:auto-grow-height="false" fo:min-height="3.913cm" fo:min-width="3.696cm" fo:padding-top="0.275cm" fo:padding-bottom="0.275cm" fo:padding-left="0.4cm" fo:padding-right="0.4cm"/>
    </style:style>
    <style:style style:name="gr32" style:family="graphic" style:parent-style-name="standard">
      <style:graphic-properties svg:stroke-width="0.3cm" svg:stroke-color="#ff3333" draw:marker-start-width="0.3cm" draw:marker-end-width="0.3cm" draw:fill="none" draw:textarea-horizontal-align="justify" draw:textarea-vertical-align="middle" draw:auto-grow-height="false" fo:min-height="3.393cm" fo:min-width="3.192cm" fo:padding-top="0.275cm" fo:padding-bottom="0.275cm" fo:padding-left="0.4cm" fo:padding-right="0.4cm"/>
    </style:style>
    <style:style style:name="gr33" style:family="graphic" style:parent-style-name="standard">
      <style:graphic-properties svg:stroke-width="0.3cm" svg:stroke-color="#ff3333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4" style:family="graphic" style:parent-style-name="standard">
      <style:graphic-properties draw:stroke="solid" svg:stroke-width="1cm" svg:stroke-color="#ffffff" draw:marker-start-width="3.1cm" draw:marker-end-width="3.1cm" draw:stroke-linejoin="miter" draw:fill="solid" draw:fill-color="#ff3333" fo:padding-top="0.608cm" fo:padding-bottom="0.608cm" fo:padding-left="0.733cm" fo:padding-right="0.733cm"/>
    </style:style>
    <style:style style:name="gr35" style:family="graphic" style:parent-style-name="standard">
      <style:graphic-properties draw:stroke="none" svg:stroke-width="0.035cm" svg:stroke-color="#3465a4" draw:marker-start-width="0cm" draw:marker-end-width="0cm" draw:stroke-linejoin="miter" draw:fill="solid" draw:fill-color="#4d4d4d" fo:padding-top="0.275cm" fo:padding-bottom="0.275cm" fo:padding-left="0.4cm" fo:padding-right="0.4cm"/>
    </style:style>
    <style:style style:name="gr36" style:family="graphic" style:parent-style-name="standard">
      <style:graphic-properties draw:stroke="none" svg:stroke-width="0.035cm" svg:stroke-color="#3465a4" draw:marker-start-width="0cm" draw:marker-end-width="0cm" draw:stroke-linejoin="miter" draw:fill="solid" draw:fill-color="#4d4d4d" draw:opacity="100%" fo:padding-top="0.275cm" fo:padding-bottom="0.275cm" fo:padding-left="0.4cm" fo:padding-right="0.4cm"/>
    </style:style>
    <style:style style:name="gr37" style:family="graphic" style:parent-style-name="standard">
      <style:graphic-properties draw:stroke="none" svg:stroke-width="0.035cm" draw:marker-start-width="0.221cm" draw:marker-end-width="0.221cm" draw:stroke-linejoin="miter" draw:fill="solid" draw:fill-color="#4d4d4d"/>
    </style:style>
    <style:style style:name="gr38" style:family="graphic" style:parent-style-name="standard">
      <style:graphic-properties draw:stroke="none" svg:stroke-width="0.021cm" draw:stroke-linejoin="miter" draw:fill="solid" draw:fill-color="#006f9c"/>
    </style:style>
    <style:style style:name="gr39" style:family="graphic" style:parent-style-name="standard">
      <style:graphic-properties draw:stroke="none" svg:stroke-width="0.021cm" draw:stroke-linejoin="miter" draw:fill="solid" draw:fill-color="#0a70a0"/>
    </style:style>
    <style:style style:name="gr40" style:family="graphic" style:parent-style-name="objectwithoutfill">
      <style:graphic-properties svg:stroke-width="0.7cm" svg:stroke-color="#ffffff" draw:marker-start-width="0cm" draw:marker-end-width="0cm" draw:fill="none" draw:textarea-vertical-align="middle" fo:padding-top="0.475cm" fo:padding-bottom="0.475cm" fo:padding-left="0.6cm" fo:padding-right="0.6cm"/>
    </style:style>
    <style:style style:name="gr41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2.125cm" fo:min-width="1.876cm" fo:padding-top="0.475cm" fo:padding-bottom="0.475cm" fo:padding-left="0.6cm" fo:padding-right="0.6cm"/>
    </style:style>
    <style:style style:name="gr42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1.5cm" fo:min-width="1.25cm" fo:padding-top="0.475cm" fo:padding-bottom="0.475cm" fo:padding-left="0.6cm" fo:padding-right="0.6cm"/>
    </style:style>
    <style:style style:name="gr43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44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.625cm" fo:min-width="2.376cm" fo:padding-top="0.375cm" fo:padding-bottom="0.375cm" fo:padding-left="0.5cm" fo:padding-right="0.5cm"/>
    </style:style>
    <style:style style:name="gr45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cm" fo:min-width="1.75cm" fo:padding-top="0.375cm" fo:padding-bottom="0.375cm" fo:padding-left="0.5cm" fo:padding-right="0.5cm"/>
    </style:style>
    <style:style style:name="gr46" style:family="graphic" style:parent-style-name="standard">
      <style:graphic-properties svg:stroke-width="1.3cm" svg:stroke-color="#ffffff" draw:marker-start-width="4.1cm" draw:marker-end-width="4.1cm" draw:fill="none" draw:fill-image-width="0cm" draw:fill-image-height="0cm" draw:textarea-vertical-align="middle" fo:padding-top="0.775cm" fo:padding-bottom="0.775cm" fo:padding-left="0.9cm" fo:padding-right="0.9cm"/>
    </style:style>
    <style:style style:name="gr47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48" style:family="graphic" style:parent-style-name="standard">
      <style:graphic-properties svg:stroke-width="0.9cm" svg:stroke-color="#f23a14" draw:marker-start-width="2.9cm" draw:marker-end-width="2.9cm" draw:fill="none" draw:fill-image-width="0cm" draw:fill-image-height="0cm" draw:textarea-vertical-align="middle" fo:padding-top="0.575cm" fo:padding-bottom="0.575cm" fo:padding-left="0.7cm" fo:padding-right="0.7cm"/>
    </style:style>
    <style:style style:name="gr49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2.425cm" fo:min-width="2.176cm" fo:padding-top="0.475cm" fo:padding-bottom="0.475cm" fo:padding-left="0.6cm" fo:padding-right="0.6cm"/>
    </style:style>
    <style:style style:name="gr50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1.8cm" fo:min-width="1.55cm" fo:padding-top="0.475cm" fo:padding-bottom="0.475cm" fo:padding-left="0.6cm" fo:padding-right="0.6cm"/>
    </style:style>
    <style:style style:name="gr51" style:family="graphic" style:parent-style-name="standard">
      <style:graphic-properties svg:stroke-width="0.9cm" svg:stroke-color="#4d4d4d" draw:marker-start-width="2.9cm" draw:marker-end-width="2.9cm" draw:fill="none" draw:fill-image-width="0cm" draw:fill-image-height="0cm" draw:textarea-vertical-align="middle" fo:padding-top="0.575cm" fo:padding-bottom="0.575cm" fo:padding-left="0.7cm" fo:padding-right="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0000" draw:opacity="100%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4d4d4d"/>
    </style:style>
    <style:style style:name="P6" style:family="paragraph">
      <loext:graphic-properties draw:fill="solid" draw:fill-color="#4d4d4d" draw:opacity="100%"/>
    </style:style>
    <style:style style:name="P7" style:family="paragraph">
      <loext:graphic-properties draw:fill="solid" draw:fill-color="#006f9c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P10" style:family="paragraph">
      <loext:graphic-properties draw:fill="solid" draw:fill-color="#ff3333"/>
    </style:style>
    <style:style style:name="P11" style:family="paragraph">
      <loext:graphic-properties draw:fill="solid" draw:fill-color="#0a70a0"/>
    </style:style>
    <style:style style:name="P12" style:family="paragraph">
      <loext:graphic-properties draw:fill="none" draw:fill-image-width="0cm" draw:fill-image-height="0cm"/>
      <style:paragraph-properties fo:text-align="center"/>
    </style:style>
    <style:style style:name="T1" style:family="text">
      <style:text-properties style:font-name="PT Sans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2.577cm" svg:height="4.088cm" svg:x="12.708cm" svg:y="14.611cm" svg:viewBox="0 0 2578 4089" draw:points="2578,4089 1111,0 0,4089">
              <text:p/>
            </draw:polyline>
            <draw:line draw:style-name="gr1" draw:text-style-name="P1" draw:layer="layout" svg:x1="14.308cm" svg:y1="16.078cm" svg:x2="13.419cm" svg:y2="16.078cm">
              <text:p/>
            </draw:line>
            <draw:line draw:style-name="gr1" draw:text-style-name="P1" draw:layer="layout" svg:x1="14.663cm" svg:y1="16.922cm" svg:x2="13.152cm" svg:y2="16.922cm">
              <text:p/>
            </draw:line>
          </draw:g>
          <draw:custom-shape draw:style-name="gr2" draw:text-style-name="P1" draw:layer="layout" svg:width="6.356cm" svg:height="6.311cm" svg:x="10.696cm" svg:y="11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5.644cm" svg:height="5.575cm" svg:x="11.052cm" svg:y="11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267cm" draw:transform="rotate (1.5707963267949) translate (10.474cm 16.07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0.297cm 14.61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6cm" draw:transform="rotate (1.5707963267949) translate (10.742cm 13.18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1.72cm 11.98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3.098cm 11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4.565cm 11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5.899cm 12.12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6cm" draw:transform="rotate (1.5707963267949) translate (16.922cm 13.3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7.233cm 14.78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6.967cm 16.21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6.345cm 17.3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1.145cm 17.3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olygon draw:style-name="gr5" draw:text-style-name="P2" draw:layer="layout" svg:width="4.169cm" svg:height="4.475cm" svg:x="5.146cm" svg:y="15.908cm" svg:viewBox="0 0 4170 4476" draw:points="4170,0 4051,2928 2,4476 0,0">
            <text:p/>
          </draw:polygon>
          <draw:polyline draw:style-name="gr6" draw:text-style-name="P2" draw:layer="layout" svg:width="1.509cm" svg:height="13.34cm" svg:x="10.391cm" svg:y="6.177cm" svg:viewBox="0 0 1510 13341" draw:points="0,0 412,3603 709,4016 1050,6408 1059,7403 1510,12709 545,13341">
            <text:p/>
          </draw:polyline>
          <draw:polygon draw:style-name="gr5" draw:text-style-name="P2" draw:layer="layout" svg:width="5.499cm" svg:height="3.955cm" svg:x="5.163cm" svg:y="12.077cm" svg:viewBox="0 0 5500 3956" draw:points="0,3956 21,0 3615,1342 5500,3956">
            <text:p/>
          </draw:polygon>
          <draw:polygon draw:style-name="gr7" draw:text-style-name="P3" draw:layer="layout" svg:width="2.621cm" svg:height="9.996cm" svg:x="2.733cm" svg:y="10.403cm" svg:viewBox="0 0 2622 9997" draw:points="2408,9997 0,8702 0,5647 235,5412 266,3530 439,3129 614,2427 604,2088 908,1062 1152,2051 1183,2378 1261,2977 1631,1659 1631,1230 1996,0 2390,1320 2444,1688 2622,2814 2610,5322 2446,5813">
            <text:p/>
          </draw:polygon>
          <draw:polygon draw:style-name="gr5" draw:text-style-name="P2" draw:layer="layout" svg:width="3.005cm" svg:height="13.34cm" svg:x="8.894cm" svg:y="6.177cm" svg:viewBox="0 0 3006 13341" draw:points="1908,3603 2205,4016 2546,6408 2555,7403 3006,12709 2041,13341 0,12780 344,7880 389,6571 498,5815 593,4163 927,3743 1181,88 1496,0">
            <text:p/>
          </draw:polygon>
          <draw:g>
            <draw:path draw:style-name="gr8" draw:text-style-name="P2" draw:layer="layout" svg:width="2.995cm" svg:height="2.633cm" draw:transform="rotate (-1.76592413716786) translate (12.6149123555119cm 3.93111446677836cm)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  <text:p/>
            </draw:path>
            <draw:path draw:style-name="gr8" draw:text-style-name="P2" draw:layer="layout" svg:width="0.942cm" svg:height="1.331cm" draw:transform="rotate (-1.76592413716786) translate (12.6971416322369cm 4.58563677667602cm)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  <text:p/>
            </draw:path>
          </draw:g>
          <draw:path draw:style-name="gr9" draw:text-style-name="P2" draw:layer="layout" svg:width="1.307cm" svg:height="1.467cm" svg:x="1.451cm" svg:y="14.893cm" svg:viewBox="0 0 1308 1468" svg:d="M404 32c207-67 399-29 563 123-91-25-229-17-317 21-168 70-229 252-181 417 42 145 213 233 390 202 27-4 63-40 58-73-4-42-45-15-68-13-144 13-221-21-267-121-46-98-23-227 50-294 150-137 417-83 502 105 29 64 40 135 44 204 17 263-8 373 129 496 4 129-4 257-50 369-14-54-33-87-31-87-67-71-169-155-329-194-86-21-167-11-253-2-298 25-571-171-629-449-67-317 93-608 389-704z">
            <text:p/>
          </draw:path>
        </draw:g>
        <draw:g>
          <draw:path draw:style-name="gr10" draw:text-style-name="P2" draw:layer="layout" svg:width="0.942cm" svg:height="1.331cm" svg:x="17.472cm" svg:y="7.741cm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<text:p/>
          </draw:path>
          <draw:path draw:style-name="gr10" draw:text-style-name="P2" draw:layer="layout" svg:width="2.756cm" svg:height="3.055cm" svg:x="19.943cm" svg:y="12.215cm" svg:viewBox="0 0 2757 3056" svg:d="M286 1339c0-147 10-296 62-433 146-403 698-559 1035-290 163 129 229 399 150 610-82 216-239 301-541 294-49 0-137-52-144 38-3 67 75 135 133 142 379 44 719-167 787-481 76-354-75-722-439-845-188-63-481-57-669 7 324-340 719-450 1162-340 638 157 1012 742 921 1407-82 589-626 1040-1254 1031-177-3-351-13-525 41-433 138-644 277-760 536-41-197-126-382-204-572 374-323 286-536 286-1145z">
            <text:p/>
          </draw:path>
          <draw:path draw:style-name="gr10" draw:text-style-name="P2" draw:layer="layout" svg:width="4.37cm" svg:height="7.135cm" svg:x="16.454cm" svg:y="11.571cm" svg:viewBox="0 0 4371 7136" svg:d="M204 7136c-112 0-201-88-204-201-3-111 88-207 201-207l343-7c-9-19-16-44-19-68-13-95 44-187 132-221l2485-876-2310-554c-96-25-163-113-157-211 7-100 82-182 180-191l2149-255-1958-1228c-72-44-109-129-91-211 16-81 81-147 163-163l1273-224-1008-301c-79-23-136-91-146-173-11-82 30-160 102-201l1301-750-950-729c-88-67-106-196-37-286 68-88 197-105 286-38l1191 914c56 41 87 109 79 176-4 69-45 131-102 164l-1155 665 1382 409c94 26 151 112 147 207-6 95-75 173-170 191l-1605 283 2001 1249c75 46 108 134 92 219-22 85-89 145-174 157l-1592 186 1872 450c88 21 152 99 155 188 5 91-51 173-136 204l-2190 783 2445 157c110 6 195 99 192 207-4 110-92 198-201 201l-3962 85z">
            <text:p/>
          </draw:path>
          <draw:path draw:style-name="gr11" draw:text-style-name="P2" draw:layer="layout" svg:width="3.222cm" svg:height="9.039cm" svg:x="16.055cm" svg:y="10.26cm" svg:viewBox="0 0 3223 9040" svg:d="M3223 0h-866l-2344 8355c0 0-3 10-3 23-7 18-10 35-10 53 0 336 1206 609 2690 609">
            <text:p/>
          </draw:path>
          <draw:path draw:style-name="gr12" draw:text-style-name="P4" draw:layer="layout" svg:width="1.647cm" svg:height="2.175cm" svg:x="15.699cm" svg:y="14.065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10" draw:text-style-name="P2" draw:layer="layout" svg:width="5.385cm" svg:height="9.039cm" svg:x="16.055cm" svg:y="10.26cm" svg:viewBox="0 0 5386 9040" svg:d="M5369 8494c10-19 17-44 17-63 0-9 0-15 0-18 3-85-28-167-28-167-255-940-1512-5552-1519-5546 4 12-616-2700-616-2700h-866l-2344 8355c0 0-3 10-3 23-7 18-10 35-10 53 0 336 1206 609 2690 609 1216 0 2243-185 2576-433 54-28 85-69 103-113zM2530 886l317 44 1363 6781c-273 54-634 95-1033 116-155-6-318-11-487-11-179 0-356 5-531 15-312-18-619-48-902-100z">
            <text:p/>
          </draw:path>
          <draw:path draw:style-name="gr10" draw:text-style-name="P2" draw:layer="layout" svg:width="2.995cm" svg:height="2.633cm" svg:x="16.846cm" svg:y="7.949cm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<text:p/>
          </draw:path>
          <draw:path draw:style-name="gr10" draw:text-style-name="P2" draw:layer="layout" svg:width="0.956cm" svg:height="0.553cm" svg:x="15.396cm" svg:y="14.691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2" draw:layer="layout" svg:width="1.647cm" svg:height="2.175cm" svg:x="15.699cm" svg:y="14.065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polygon draw:style-name="gr13" draw:text-style-name="P2" draw:layer="layout" svg:width="4.778cm" svg:height="2.206cm" draw:transform="skewX (-0.20315632493214) rotate (-0.81262529972856) translate (14.4589054203878cm 2.91963387881133cm)" svg:viewBox="0 0 4779 2207" draw:points="3750,263 2990,1208 2198,0 1444,1250 732,811 0,2207 946,1342 1619,1835 2262,917 2994,1941 3877,848 4779,1058">
          <text:p/>
        </draw:polygon>
        <draw:g>
          <draw:path draw:style-name="gr14" draw:text-style-name="P4" draw:layer="layout" svg:width="1.214cm" svg:height="1.523cm" svg:x="3.778cm" svg:y="15.182cm" svg:viewBox="0 0 1215 1524" svg:d="M42 816c33-6 61-12 90-16 4 0 10 0 14 2 23 14 44 31 63 44-11 68-23 131-27 196-6 62 2 123 29 181 38 79 98 94 173 58 63-31 115-77 161-129 171-192 273-415 292-673 4-61 4-121-11-180-6-23-14-45-25-64-29-54-75-69-127-40-38 21-73 46-106 75-71 63-128 138-180 215-8 15-16 17-33 15-36-9-69-17-77-61-2-12-11-23-19-31-17-17-13-31 0-48 42-56 81-117 125-173 56-73 129-125 215-161 121-50 231-27 331 54 88 71 150 161 194 261 67 148 96 302 90 465-6 152-46 292-140 415-73 94-162 167-269 219-121 60-250 87-386 83-83-4-162-23-237-60-88-46-140-121-163-215-37-148-14-290 23-432z">
            <text:p/>
          </draw:path>
          <draw:path draw:style-name="gr14" draw:text-style-name="P4" draw:layer="layout" svg:width="0.664cm" svg:height="0.45cm" svg:x="3.638cm" svg:y="15.562cm" svg:viewBox="0 0 665 451" svg:d="M222 214c-62 50-123 54-175 12-46-37-61-102-33-156 27-55 87-82 148-65 64 17 96 71 91 154 26 7 51 15 76 21 100 27 198 55 298 82 27 6 35 16 38 46 2 56-21 102-67 133-21 15-36 13-57-2-100-71-200-142-300-213-6-4-13-8-19-12z">
            <text:p/>
          </draw:path>
        </draw:g>
      </draw:page>
      <draw:page draw:name="page2" draw:style-name="dp1" draw:master-page-name="Default">
        <draw:g>
          <draw:g>
            <draw:polyline draw:style-name="gr1" draw:text-style-name="P1" draw:layer="layout" svg:width="2.577cm" svg:height="4.088cm" svg:x="13.709cm" svg:y="14.612cm" svg:viewBox="0 0 2578 4089" draw:points="2578,4089 1111,0 0,4089">
              <text:p/>
            </draw:polyline>
            <draw:line draw:style-name="gr1" draw:text-style-name="P1" draw:layer="layout" svg:x1="15.309cm" svg:y1="16.079cm" svg:x2="14.42cm" svg:y2="16.079cm">
              <text:p/>
            </draw:line>
            <draw:line draw:style-name="gr1" draw:text-style-name="P1" draw:layer="layout" svg:x1="15.664cm" svg:y1="16.923cm" svg:x2="14.153cm" svg:y2="16.923cm">
              <text:p/>
            </draw:line>
          </draw:g>
          <draw:custom-shape draw:style-name="gr15" draw:text-style-name="P1" draw:layer="layout" svg:width="6.356cm" svg:height="6.311cm" svg:x="11.697cm" svg:y="11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5.644cm" svg:height="5.575cm" svg:x="12.053cm" svg:y="11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267cm" draw:transform="rotate (1.5707963267949) translate (11.475cm 16.07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1.298cm 14.61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6cm" draw:transform="rotate (1.5707963267949) translate (11.743cm 13.1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2.721cm 11.9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4.099cm 11.5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5.566cm 11.5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6.9cm 12.12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6cm" draw:transform="rotate (1.5707963267949) translate (17.923cm 13.3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8.234cm 14.7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7.968cm 16.21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7.346cm 17.3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cm" svg:height="0.267cm" draw:transform="rotate (1.5707963267949) translate (12.146cm 17.3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12" draw:text-style-name="P4" draw:layer="layout" svg:width="1.579cm" svg:height="1.75cm" draw:transform="rotate (-0.126012771993991) translate (11.5852940914531cm 11.2081735780267cm)" svg:viewBox="0 0 1580 1751" svg:d="M164 767c0-84 6-169 35-248 84-231 31-128 179-301 186-194 412-257 666-194 366 90 580 425 528 806-47 337-359 596-719 591-101-2-201-8-301 23-248 79-369 159-435 307-24-112-72-218-117-327 214-185 164-308 164-657z">
            <text:p/>
          </draw:path>
          <draw:polygon draw:style-name="gr5" draw:text-style-name="P2" draw:layer="layout" svg:width="4.169cm" svg:height="4.475cm" svg:x="5.247cm" svg:y="15.909cm" svg:viewBox="0 0 4170 4476" draw:points="4170,0 4051,2928 2,4476 0,0">
            <text:p/>
          </draw:polygon>
          <draw:polyline draw:style-name="gr6" draw:text-style-name="P2" draw:layer="layout" svg:width="1.509cm" svg:height="13.34cm" svg:x="10.492cm" svg:y="6.178cm" svg:viewBox="0 0 1510 13341" draw:points="0,0 412,3603 709,4016 1050,6408 1059,7403 1510,12709 545,13341">
            <text:p/>
          </draw:polyline>
          <draw:polygon draw:style-name="gr5" draw:text-style-name="P2" draw:layer="layout" svg:width="5.499cm" svg:height="3.955cm" svg:x="5.264cm" svg:y="12.078cm" svg:viewBox="0 0 5500 3956" draw:points="0,3956 21,0 3615,1342 5500,3956">
            <text:p/>
          </draw:polygon>
          <draw:polygon draw:style-name="gr7" draw:text-style-name="P3" draw:layer="layout" svg:width="2.621cm" svg:height="9.996cm" svg:x="2.834cm" svg:y="10.404cm" svg:viewBox="0 0 2622 9997" draw:points="2408,9997 0,8702 0,5647 235,5412 266,3530 439,3129 614,2427 604,2088 908,1062 1152,2051 1183,2378 1261,2977 1631,1659 1631,1230 1996,0 2390,1320 2444,1688 2622,2814 2610,5322 2446,5813">
            <text:p/>
          </draw:polygon>
          <draw:polygon draw:style-name="gr5" draw:text-style-name="P2" draw:layer="layout" svg:width="3.005cm" svg:height="13.34cm" svg:x="8.995cm" svg:y="6.178cm" svg:viewBox="0 0 3006 13341" draw:points="1908,3603 2205,4016 2546,6408 2555,7403 3006,12709 2041,13341 0,12780 344,7880 389,6571 498,5815 593,4163 927,3743 1181,88 1496,0">
            <text:p/>
          </draw:polygon>
          <draw:g>
            <draw:path draw:style-name="gr8" draw:text-style-name="P2" draw:layer="layout" svg:width="2.995cm" svg:height="2.633cm" draw:transform="rotate (-1.76592413716786) translate (12.7159123555119cm 3.93211446677836cm)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  <text:p/>
            </draw:path>
            <draw:path draw:style-name="gr8" draw:text-style-name="P2" draw:layer="layout" svg:width="0.942cm" svg:height="1.331cm" draw:transform="rotate (-1.76592413716786) translate (12.7981416322369cm 4.58663677667602cm)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  <text:p/>
            </draw:path>
          </draw:g>
          <draw:path draw:style-name="gr10" draw:text-style-name="P2" draw:layer="layout" svg:width="1.579cm" svg:height="1.75cm" draw:transform="rotate (-0.126012771993991) translate (11.5859278389036cm 11.2077310914823cm)" svg:viewBox="0 0 1580 1751" svg:d="M164 767c0-84 6-169 35-248 84-231 400-320 594-166 93 74 131 229 86 350-47 123-137 172-310 168-29 0-79-30-83 22-2 38 43 77 76 81 217 26 412-95 451-275 44-203-43-414-251-485-108-36-276-32-384 4 186-194 412-257 666-194 366 90 580 425 528 806-47 337-359 596-719 591-101-2-201-8-301 23-248 79-369 159-435 307-24-112-72-218-117-327 214-185 164-308 164-657z">
            <text:p/>
          </draw:path>
        </draw:g>
        <draw:g>
          <draw:path draw:style-name="gr12" draw:text-style-name="P4" draw:layer="layout" svg:width="1.647cm" svg:height="2.175cm" svg:x="22.121cm" svg:y="14.265cm" svg:viewBox="0 0 1648 2176" svg:d="M1629 1243c-9-69-214-641-227-666-49-85-93-173-144-258-65-109-160-198-269-260-160-88-317-75-471 21-132 82-234 198-312 331-119 194-185 405-201 631-18 210 16 415 126 599 85 143 197 259 336 352 161 104 335 163 522 180 116 9 232-4 341-45 129-47 214-147 262-273 72-210 65-411 37-612z">
            <text:p/>
          </draw:path>
          <draw:path draw:style-name="gr12" draw:text-style-name="P4" draw:layer="layout" svg:width="2.756cm" svg:height="3.055cm" svg:x="16.044cm" svg:y="13.617cm" svg:viewBox="0 0 2757 3056" svg:d="M2471 1339c0-147-10-296-62-433-146-403-53-223-312-525-324-340-719-450-1162-340-638 157-1012 742-921 1407 82 589 626 1040 1254 1031 177-3 351-13 525 41 433 138 644 277 760 536 41-197 126-382 204-572-374-323-286-536-286-1145z">
            <text:p/>
          </draw:path>
          <draw:path draw:style-name="gr10" draw:text-style-name="P2" draw:layer="layout" svg:width="0.942cm" svg:height="1.331cm" svg:x="19.073cm" svg:y="7.842cm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<text:p/>
          </draw:path>
          <draw:path draw:style-name="gr10" draw:text-style-name="P2" draw:layer="layout" svg:width="4.37cm" svg:height="7.135cm" svg:x="18.055cm" svg:y="11.672cm" svg:viewBox="0 0 4371 7136" svg:d="M204 7136c-112 0-201-88-204-201-3-111 88-207 201-207l343-7c-9-19-16-44-19-68-13-95 44-187 132-221l2485-876-2310-554c-96-25-163-113-157-211 7-100 82-182 180-191l2149-255-1958-1228c-72-44-109-129-91-211 16-81 81-147 163-163l1273-224-1008-301c-79-23-136-91-146-173-11-82 30-160 102-201l1301-750-950-729c-88-67-106-196-37-286 68-88 197-105 286-38l1191 914c56 41 87 109 79 176-4 69-45 131-102 164l-1155 665 1382 409c94 26 151 112 147 207-6 95-75 173-170 191l-1605 283 2001 1249c75 46 108 134 92 219-22 85-89 145-174 157l-1592 186 1872 450c88 21 152 99 155 188 5 91-51 173-136 204l-2190 783 2445 157c110 6 195 99 192 207-4 110-92 198-201 201l-3962 85z">
            <text:p/>
          </draw:path>
          <draw:path draw:style-name="gr11" draw:text-style-name="P2" draw:layer="layout" svg:width="3.222cm" svg:height="9.039cm" svg:x="17.656cm" svg:y="10.361cm" svg:viewBox="0 0 3223 9040" svg:d="M3223 0h-866l-2344 8355c0 0-3 10-3 23-7 18-10 35-10 53 0 336 1206 609 2690 609">
            <text:p/>
          </draw:path>
          <draw:path draw:style-name="gr10" draw:text-style-name="P2" draw:layer="layout" svg:width="5.385cm" svg:height="9.039cm" svg:x="17.656cm" svg:y="10.361cm" svg:viewBox="0 0 5386 9040" svg:d="M5369 8494c10-19 17-44 17-63 0-9 0-15 0-18 3-85-28-167-28-167-255-940-1512-5552-1519-5546 4 12-616-2700-616-2700h-866l-2344 8355c0 0-3 10-3 23-7 18-10 35-10 53 0 336 1206 609 2690 609 1216 0 2243-185 2576-433 54-28 85-69 103-113zM2530 886l317 44 1363 6781c-273 54-634 95-1033 116-155-6-318-11-487-11-179 0-356 5-531 15-312-18-619-48-902-100z">
            <text:p/>
          </draw:path>
          <draw:path draw:style-name="gr10" draw:text-style-name="P2" draw:layer="layout" svg:width="2.995cm" svg:height="2.633cm" svg:x="18.447cm" svg:y="8.05cm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<text:p/>
          </draw:path>
          <draw:path draw:style-name="gr10" draw:text-style-name="P2" draw:layer="layout" svg:width="2.756cm" svg:height="3.055cm" svg:x="16.043cm" svg:y="13.616cm" svg:viewBox="0 0 2757 3056" svg:d="M2471 1339c0-147-10-296-62-433-146-403-698-559-1035-290-163 129-229 399-150 610 82 216 239 301 541 294 49 0 137-52 144 38 3 67-75 135-133 142-379 44-719-167-787-481-76-354 75-722 439-845 188-63 481-57 669 7-324-340-719-450-1162-340-638 157-1012 742-921 1407 82 589 626 1040 1254 1031 177-3 351-13 525 41 433 138 644 277 760 536 41-197 126-382 204-572-374-323-286-536-286-1145z">
            <text:p/>
          </draw:path>
          <draw:path draw:style-name="gr10" draw:text-style-name="P2" draw:layer="layout" svg:width="0.956cm" svg:height="0.553cm" svg:x="23.115cm" svg:y="14.891cm" svg:viewBox="0 0 957 554" svg:d="M631 283c79 79 164 95 242 48 72-45 103-134 72-213-28-78-110-129-195-116-93 15-147 82-153 199-34 7-72 10-106 17-143 21-286 41-430 65-38 7-54 17-57 54-15 79 9 144 67 198 27 24 49 24 78 6 150-81 301-163 454-245 10-6 22-10 28-13z">
            <text:p/>
          </draw:path>
          <draw:path draw:style-name="gr10" draw:text-style-name="P2" draw:layer="layout" svg:width="1.647cm" svg:height="2.175cm" svg:x="22.121cm" svg:y="14.265cm" svg:viewBox="0 0 1648 2176" svg:d="M1629 1243c-9-69-238-45-238 13 3 96 11 188 8 279-5 88-25 170-72 249-65 106-150 116-253 52-82-52-146-128-201-206-205-296-309-623-293-984 3-85 13-167 44-248 10-31 28-63 44-85 48-72 116-87 185-35 48 38 95 79 132 123 89 98 154 211 213 330 10 21 20 28 44 25 92 6 167-53 170-82 28-21 3-72-10-97-49-85-93-173-144-258-65-109-160-198-269-260-160-88-317-75-471 21-132 82-234 198-312 331-119 194-185 405-201 631-18 210 16 415 126 599 85 143 197 259 336 352 161 104 335 163 522 180 116 9 232-4 341-45 129-47 214-147 262-273 72-210 65-411 37-612z">
            <text:p/>
          </draw:path>
        </draw:g>
        <draw:polygon draw:style-name="gr13" draw:text-style-name="P2" draw:layer="layout" svg:width="5.711cm" svg:height="2.638cm" draw:transform="skewX (-0.20315632493214) rotate (-0.774402589109885) translate (14.9977765610825cm 2.41884086941664cm)" svg:viewBox="0 0 5712 2639" draw:points="4483,314 3574,1444 2628,0 1726,1494 875,969 0,2639 1131,1605 1935,2193 2704,1096 3579,2320 4634,1014 5712,1265">
          <text:p/>
        </draw:polygon>
        <draw:g>
          <draw:path draw:style-name="gr14" draw:text-style-name="P4" draw:layer="layout" svg:width="1.214cm" svg:height="1.523cm" svg:x="3.779cm" svg:y="15.183cm" svg:viewBox="0 0 1215 1524" svg:d="M42 816c33-6 61-12 90-16 4 0 10 0 14 2 23 14 44 31 63 44-11 68-23 131-27 196-6 62 2 123 29 181 38 79 98 94 173 58 63-31 115-77 161-129 171-192 273-415 292-673 4-61 4-121-11-180-6-23-14-45-25-64-29-54-75-69-127-40-38 21-73 46-106 75-71 63-128 138-180 215-8 15-16 17-33 15-36-9-69-17-77-61-2-12-11-23-19-31-17-17-13-31 0-48 42-56 81-117 125-173 56-73 129-125 215-161 121-50 231-27 331 54 88 71 150 161 194 261 67 148 96 302 90 465-6 152-46 292-140 415-73 94-162 167-269 219-121 60-250 87-386 83-83-4-162-23-237-60-88-46-140-121-163-215-37-148-14-290 23-432z">
            <text:p/>
          </draw:path>
          <draw:path draw:style-name="gr14" draw:text-style-name="P4" draw:layer="layout" svg:width="0.664cm" svg:height="0.45cm" svg:x="3.639cm" svg:y="15.563cm" svg:viewBox="0 0 665 451" svg:d="M222 214c-62 50-123 54-175 12-46-37-61-102-33-156 27-55 87-82 148-65 64 17 96 71 91 154 26 7 51 15 76 21 100 27 198 55 298 82 27 6 35 16 38 46 2 56-21 102-67 133-21 15-36 13-57-2-100-71-200-142-300-213-6-4-13-8-19-12z">
            <text:p/>
          </draw:path>
        </draw:g>
      </draw:page>
      <draw:page draw:name="page3" draw:style-name="dp1" draw:master-page-name="Default">
        <draw:g>
          <draw:g>
            <draw:polyline draw:style-name="gr16" draw:text-style-name="P1" draw:layer="layout" svg:width="2.935cm" svg:height="4.655cm" svg:x="13.045cm" svg:y="14.446cm" svg:viewBox="0 0 2936 4656" draw:points="2936,4656 1265,0 0,4656">
              <text:p/>
            </draw:polyline>
            <draw:line draw:style-name="gr16" draw:text-style-name="P1" draw:layer="layout" svg:x1="14.867cm" svg:y1="16.116cm" svg:x2="13.855cm" svg:y2="16.116cm">
              <text:p/>
            </draw:line>
            <draw:line draw:style-name="gr16" draw:text-style-name="P1" draw:layer="layout" svg:x1="15.272cm" svg:y1="17.077cm" svg:x2="13.551cm" svg:y2="17.077cm">
              <text:p/>
            </draw:line>
          </draw:g>
          <draw:custom-shape draw:style-name="gr17" draw:text-style-name="P1" draw:layer="layout" svg:width="7.24cm" svg:height="7.24cm" svg:x="10.753cm" svg:y="1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5.9cm" svg:height="5.9cm" svg:x="11.423cm" svg:y="11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55cm" svg:height="0.304cm" draw:transform="rotate (1.5707963267949) translate (10.502cm 16.11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6cm" svg:height="0.304cm" draw:transform="rotate (1.5707963267949) translate (10.3cm 14.44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6cm" svg:height="0.303cm" draw:transform="rotate (1.5707963267949) translate (10.807cm 12.82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5cm" svg:height="0.304cm" draw:transform="rotate (1.5707963267949) translate (11.92cm 11.4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5cm" svg:height="0.305cm" draw:transform="rotate (1.5707963267949) translate (13.489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5cm" svg:height="0.304cm" draw:transform="rotate (1.5707963267949) translate (15.16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6cm" svg:height="0.304cm" draw:transform="rotate (1.5707963267949) translate (16.679cm 11.61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5cm" svg:height="0.303cm" draw:transform="rotate (1.5707963267949) translate (17.844cm 13.02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6cm" svg:height="0.304cm" draw:transform="rotate (1.5707963267949) translate (18.198cm 14.64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6cm" svg:height="0.304cm" draw:transform="rotate (1.5707963267949) translate (17.895cm 16.2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5cm" svg:height="0.304cm" draw:transform="rotate (1.5707963267949) translate (17.187cm 17.58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455cm" svg:height="0.304cm" draw:transform="rotate (1.5707963267949) translate (11.266cm 17.58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12" draw:text-style-name="P4" draw:layer="layout" svg:width="1.579cm" svg:height="1.75cm" draw:transform="rotate (-0.126012771993991) translate (9.98629409145308cm 12.8091735780267cm)" svg:viewBox="0 0 1580 1751" svg:d="M164 767c0-84 6-169 35-248 84-231 31-128 179-301 186-194 412-257 666-194 366 90 580 425 528 806-47 337-359 596-719 591-101-2-201-8-301 23-248 79-369 159-435 307-24-112-72-218-117-327 214-185 164-308 164-657z">
            <text:p/>
          </draw:path>
          <draw:polygon draw:style-name="gr5" draw:text-style-name="P2" draw:layer="layout" svg:width="4.169cm" svg:height="4.475cm" svg:x="3.548cm" svg:y="16.01cm" svg:viewBox="0 0 4170 4476" draw:points="4170,0 4051,2928 2,4476 0,0">
            <text:p/>
          </draw:polygon>
          <draw:polyline draw:style-name="gr6" draw:text-style-name="P2" draw:layer="layout" svg:width="1.509cm" svg:height="13.34cm" svg:x="8.793cm" svg:y="6.279cm" svg:viewBox="0 0 1510 13341" draw:points="0,0 412,3603 709,4016 1050,6408 1059,7403 1510,12709 545,13341">
            <text:p/>
          </draw:polyline>
          <draw:polygon draw:style-name="gr5" draw:text-style-name="P2" draw:layer="layout" svg:width="5.499cm" svg:height="3.955cm" svg:x="3.565cm" svg:y="12.179cm" svg:viewBox="0 0 5500 3956" draw:points="0,3956 21,0 3615,1342 5500,3956">
            <text:p/>
          </draw:polygon>
          <draw:polygon draw:style-name="gr7" draw:text-style-name="P3" draw:layer="layout" svg:width="2.621cm" svg:height="9.996cm" svg:x="1.135cm" svg:y="10.505cm" svg:viewBox="0 0 2622 9997" draw:points="2408,9997 0,8702 0,5647 235,5412 266,3530 439,3129 614,2427 604,2088 908,1062 1152,2051 1183,2378 1261,2977 1631,1659 1631,1230 1996,0 2390,1320 2444,1688 2622,2814 2610,5322 2446,5813">
            <text:p/>
          </draw:polygon>
          <draw:polygon draw:style-name="gr5" draw:text-style-name="P2" draw:layer="layout" svg:width="3.005cm" svg:height="13.34cm" svg:x="7.296cm" svg:y="6.279cm" svg:viewBox="0 0 3006 13341" draw:points="1908,3603 2205,4016 2546,6408 2555,7403 3006,12709 2041,13341 0,12780 344,7880 389,6571 498,5815 593,4163 927,3743 1181,88 1496,0">
            <text:p/>
          </draw:polygon>
          <draw:g>
            <draw:path draw:style-name="gr8" draw:text-style-name="P2" draw:layer="layout" svg:width="2.995cm" svg:height="2.633cm" draw:transform="rotate (-1.76592413716786) translate (10.9169123555119cm 4.03311446677837cm)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  <text:p/>
            </draw:path>
            <draw:path draw:style-name="gr8" draw:text-style-name="P2" draw:layer="layout" svg:width="0.942cm" svg:height="1.331cm" draw:transform="rotate (-1.76592413716786) translate (10.9991416322369cm 4.68763677667602cm)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  <text:p/>
            </draw:path>
          </draw:g>
          <draw:path draw:style-name="gr10" draw:text-style-name="P2" draw:layer="layout" svg:width="1.579cm" svg:height="1.75cm" draw:transform="rotate (-0.126012771993991) translate (9.98692783890356cm 12.8087310914823cm)" svg:viewBox="0 0 1580 1751" svg:d="M164 767c0-84 6-169 35-248 84-231 400-320 594-166 93 74 131 229 86 350-47 123-137 172-310 168-29 0-79-30-83 22-2 38 43 77 76 81 217 26 412-95 451-275 44-203-43-414-251-485-108-36-276-32-384 4 186-194 412-257 666-194 366 90 580 425 528 806-47 337-359 596-719 591-101-2-201-8-301 23-248 79-369 159-435 307-24-112-72-218-117-327 214-185 164-308 164-657z">
            <text:p/>
          </draw:path>
          <draw:g>
            <draw:path draw:style-name="gr14" draw:text-style-name="P4" draw:layer="layout" svg:width="1.526cm" svg:height="1.915cm" svg:x="2.068cm" svg:y="15.484cm" svg:viewBox="0 0 1527 1916" svg:d="M53 1026c41-7 76-15 113-20 5 0 12 0 17 3 29 17 56 39 79 55-13 86-28 165-33 246-8 78 2 155 36 228 48 99 123 118 218 73 79-39 144-97 202-162 215-242 343-522 367-846 5-77 5-152-14-227-7-29-17-56-31-80-37-68-95-87-160-50-48 26-92 57-133 94-89 79-161 173-226 270-11 19-21 22-42 19-45-11-87-21-97-77-2-15-14-29-24-39-21-21-16-39 0-60 53-70 102-147 158-217 70-92 162-158 270-203 152-63 290-34 416 68 111 89 189 202 244 328 84 186 121 380 113 585-8 191-58 367-176 522-92 118-204 209-338 275-152 75-314 109-485 104-105-5-204-29-298-75-111-58-176-152-205-271-47-186-18-364 29-543z">
              <text:p/>
            </draw:path>
            <draw:path draw:style-name="gr14" draw:text-style-name="P4" draw:layer="layout" svg:width="0.835cm" svg:height="0.567cm" svg:x="1.892cm" svg:y="15.962cm" svg:viewBox="0 0 836 568" svg:d="M279 269c-78 63-154 68-220 15-58-46-76-128-41-196 34-69 109-103 186-82 80 22 121 90 114 194 33 9 64 19 96 26 126 34 249 70 374 103 34 8 44 21 48 58 3 71-26 129-84 168-26 18-45 16-72-3-125-89-251-179-377-268-7-5-16-10-24-15z">
              <text:p/>
            </draw:path>
          </draw:g>
        </draw:g>
        <draw:g>
          <draw:path draw:style-name="gr12" draw:text-style-name="P4" draw:layer="layout" svg:width="1.647cm" svg:height="2.175cm" svg:x="23.422cm" svg:y="14.266cm" svg:viewBox="0 0 1648 2176" svg:d="M1629 1243c-9-69-214-641-227-666-49-85-93-173-144-258-65-109-160-198-269-260-160-88-317-75-471 21-132 82-234 198-312 331-119 194-185 405-201 631-18 210 16 415 126 599 85 143 197 259 336 352 161 104 335 163 522 180 116 9 232-4 341-45 129-47 214-147 262-273 72-210 65-411 37-612z">
            <text:p/>
          </draw:path>
          <draw:path draw:style-name="gr12" draw:text-style-name="P4" draw:layer="layout" svg:width="2.756cm" svg:height="3.055cm" svg:x="17.445cm" svg:y="13.618cm" svg:viewBox="0 0 2757 3056" svg:d="M2471 1339c0-147-10-296-62-433-146-403-53-223-312-525-324-340-719-450-1162-340-638 157-1012 742-921 1407 82 589 626 1040 1254 1031 177-3 351-13 525 41 433 138 644 277 760 536 41-197 126-382 204-572-374-323-286-536-286-1145z">
            <text:p/>
          </draw:path>
          <draw:path draw:style-name="gr10" draw:text-style-name="P2" draw:layer="layout" svg:width="0.942cm" svg:height="1.331cm" svg:x="20.474cm" svg:y="7.843cm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<text:p/>
          </draw:path>
          <draw:path draw:style-name="gr10" draw:text-style-name="P2" draw:layer="layout" svg:width="4.37cm" svg:height="7.135cm" svg:x="19.456cm" svg:y="11.673cm" svg:viewBox="0 0 4371 7136" svg:d="M204 7136c-112 0-201-88-204-201-3-111 88-207 201-207l343-7c-9-19-16-44-19-68-13-95 44-187 132-221l2485-876-2310-554c-96-25-163-113-157-211 7-100 82-182 180-191l2149-255-1958-1228c-72-44-109-129-91-211 16-81 81-147 163-163l1273-224-1008-301c-79-23-136-91-146-173-11-82 30-160 102-201l1301-750-950-729c-88-67-106-196-37-286 68-88 197-105 286-38l1191 914c56 41 87 109 79 176-4 69-45 131-102 164l-1155 665 1382 409c94 26 151 112 147 207-6 95-75 173-170 191l-1605 283 2001 1249c75 46 108 134 92 219-22 85-89 145-174 157l-1592 186 1872 450c88 21 152 99 155 188 5 91-51 173-136 204l-2190 783 2445 157c110 6 195 99 192 207-4 110-92 198-201 201l-3962 85z">
            <text:p/>
          </draw:path>
          <draw:path draw:style-name="gr11" draw:text-style-name="P2" draw:layer="layout" svg:width="3.222cm" svg:height="9.039cm" svg:x="19.057cm" svg:y="10.362cm" svg:viewBox="0 0 3223 9040" svg:d="M3223 0h-866l-2344 8355c0 0-3 10-3 23-7 18-10 35-10 53 0 336 1206 609 2690 609">
            <text:p/>
          </draw:path>
          <draw:path draw:style-name="gr10" draw:text-style-name="P2" draw:layer="layout" svg:width="5.385cm" svg:height="9.039cm" svg:x="19.057cm" svg:y="10.362cm" svg:viewBox="0 0 5386 9040" svg:d="M5369 8494c10-19 17-44 17-63 0-9 0-15 0-18 3-85-28-167-28-167-255-940-1512-5552-1519-5546 4 12-616-2700-616-2700h-866l-2344 8355c0 0-3 10-3 23-7 18-10 35-10 53 0 336 1206 609 2690 609 1216 0 2243-185 2576-433 54-28 85-69 103-113zM2530 886l317 44 1363 6781c-273 54-634 95-1033 116-155-6-318-11-487-11-179 0-356 5-531 15-312-18-619-48-902-100z">
            <text:p/>
          </draw:path>
          <draw:path draw:style-name="gr10" draw:text-style-name="P2" draw:layer="layout" svg:width="2.995cm" svg:height="2.633cm" svg:x="19.948cm" svg:y="7.951cm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<text:p/>
          </draw:path>
          <draw:path draw:style-name="gr10" draw:text-style-name="P2" draw:layer="layout" svg:width="2.756cm" svg:height="3.055cm" svg:x="17.444cm" svg:y="13.617cm" svg:viewBox="0 0 2757 3056" svg:d="M2471 1339c0-147-10-296-62-433-146-403-698-559-1035-290-163 129-229 399-150 610 82 216 239 301 541 294 49 0 137-52 144 38 3 67-75 135-133 142-379 44-719-167-787-481-76-354 75-722 439-845 188-63 481-57 669 7-324-340-719-450-1162-340-638 157-1012 742-921 1407 82 589 626 1040 1254 1031 177-3 351-13 525 41 433 138 644 277 760 536 41-197 126-382 204-572-374-323-286-536-286-1145z">
            <text:p/>
          </draw:path>
          <draw:path draw:style-name="gr10" draw:text-style-name="P2" draw:layer="layout" svg:width="0.956cm" svg:height="0.553cm" svg:x="24.416cm" svg:y="14.892cm" svg:viewBox="0 0 957 554" svg:d="M631 283c79 79 164 95 242 48 72-45 103-134 72-213-28-78-110-129-195-116-93 15-147 82-153 199-34 7-72 10-106 17-143 21-286 41-430 65-38 7-54 17-57 54-15 79 9 144 67 198 27 24 49 24 78 6 150-81 301-163 454-245 10-6 22-10 28-13z">
            <text:p/>
          </draw:path>
          <draw:path draw:style-name="gr10" draw:text-style-name="P2" draw:layer="layout" svg:width="1.647cm" svg:height="2.175cm" svg:x="23.422cm" svg:y="14.266cm" svg:viewBox="0 0 1648 2176" svg:d="M1629 1243c-9-69-238-45-238 13 3 96 11 188 8 279-5 88-25 170-72 249-65 106-150 116-253 52-82-52-146-128-201-206-205-296-309-623-293-984 3-85 13-167 44-248 10-31 28-63 44-85 48-72 116-87 185-35 48 38 95 79 132 123 89 98 154 211 213 330 10 21 20 28 44 25 92 6 167-53 170-82 28-21 3-72-10-97-49-85-93-173-144-258-65-109-160-198-269-260-160-88-317-75-471 21-132 82-234 198-312 331-119 194-185 405-201 631-18 210 16 415 126 599 85 143 197 259 336 352 161 104 335 163 522 180 116 9 232-4 341-45 129-47 214-147 262-273 72-210 65-411 37-612z">
            <text:p/>
          </draw:path>
        </draw:g>
        <draw:polygon draw:style-name="gr13" draw:text-style-name="P2" draw:layer="layout" svg:width="8.536cm" svg:height="3.765cm" draw:transform="skewX (-0.146433124242324) rotate (-0.465653844432088) translate (12.9942673355917cm 1.41506867874036cm)" svg:viewBox="0 0 8537 3766" draw:points="6700,448 5341,2062 3927,0 2580,2132 1307,1383 0,3766 1691,2290 2892,3130 4042,1565 5349,3312 6926,1447 8537,1805">
          <text:p/>
        </draw:polygon>
      </draw:page>
      <draw:page draw:name="page4" draw:style-name="dp1" draw:master-page-name="Default">
        <draw:g>
          <draw:g>
            <draw:polyline draw:style-name="gr19" draw:text-style-name="P1" draw:layer="layout" svg:width="2.935cm" svg:height="4.655cm" svg:x="14.745cm" svg:y="11.646cm" svg:viewBox="0 0 2936 4656" draw:points="2936,4656 1265,0 0,4656">
              <text:p/>
            </draw:polyline>
            <draw:line draw:style-name="gr19" draw:text-style-name="P1" draw:layer="layout" svg:x1="16.567cm" svg:y1="13.316cm" svg:x2="15.555cm" svg:y2="13.316cm">
              <text:p/>
            </draw:line>
            <draw:line draw:style-name="gr19" draw:text-style-name="P1" draw:layer="layout" svg:x1="16.972cm" svg:y1="14.277cm" svg:x2="15.251cm" svg:y2="14.277cm">
              <text:p/>
            </draw:line>
          </draw:g>
          <draw:custom-shape draw:style-name="gr20" draw:text-style-name="P1" draw:layer="layout" svg:width="7.24cm" svg:height="7.24cm" svg:x="12.453cm" svg:y="8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5.9cm" svg:height="5.9cm" svg:x="13.123cm" svg:y="8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455cm" svg:height="0.304cm" draw:transform="rotate (1.5707963267949) translate (12.202cm 13.31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6cm" svg:height="0.304cm" draw:transform="rotate (1.5707963267949) translate (12cm 11.64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6cm" svg:height="0.303cm" draw:transform="rotate (1.5707963267949) translate (12.507cm 10.02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5cm" svg:height="0.304cm" draw:transform="rotate (1.5707963267949) translate (13.62cm 8.6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5cm" svg:height="0.305cm" draw:transform="rotate (1.5707963267949) translate (15.189cm 8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5cm" svg:height="0.304cm" draw:transform="rotate (1.5707963267949) translate (16.86cm 8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6cm" svg:height="0.304cm" draw:transform="rotate (1.5707963267949) translate (18.379cm 8.81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5cm" svg:height="0.303cm" draw:transform="rotate (1.5707963267949) translate (19.544cm 10.22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6cm" svg:height="0.304cm" draw:transform="rotate (1.5707963267949) translate (19.898cm 11.84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6cm" svg:height="0.304cm" draw:transform="rotate (1.5707963267949) translate (19.595cm 13.4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5cm" svg:height="0.304cm" draw:transform="rotate (1.5707963267949) translate (18.887cm 14.78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455cm" svg:height="0.304cm" draw:transform="rotate (1.5707963267949) translate (12.966cm 14.78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12" draw:text-style-name="P4" draw:layer="layout" svg:width="1.579cm" svg:height="1.75cm" draw:transform="rotate (-0.126012771993991) translate (11.6862940914531cm 10.0091735780267cm)" svg:viewBox="0 0 1580 1751" svg:d="M164 767c0-84 6-169 35-248 84-231 31-128 179-301 186-194 412-257 666-194 366 90 580 425 528 806-47 337-359 596-719 591-101-2-201-8-301 23-248 79-369 159-435 307-24-112-72-218-117-327 214-185 164-308 164-657z">
            <text:p/>
          </draw:path>
          <draw:polygon draw:style-name="gr23" draw:text-style-name="P5" draw:layer="layout" svg:width="4.169cm" svg:height="4.475cm" svg:x="5.248cm" svg:y="13.21cm" svg:viewBox="0 0 4170 4476" draw:points="4170,0 4051,2928 2,4476 0,0">
            <text:p/>
          </draw:polygon>
          <draw:polyline draw:style-name="gr6" draw:text-style-name="P2" draw:layer="layout" svg:width="1.509cm" svg:height="13.34cm" svg:x="10.493cm" svg:y="3.479cm" svg:viewBox="0 0 1510 13341" draw:points="0,0 412,3603 709,4016 1050,6408 1059,7403 1510,12709 545,13341">
            <text:p/>
          </draw:polyline>
          <draw:polygon draw:style-name="gr23" draw:text-style-name="P5" draw:layer="layout" svg:width="5.499cm" svg:height="3.955cm" svg:x="5.265cm" svg:y="9.379cm" svg:viewBox="0 0 5500 3956" draw:points="0,3956 21,0 3615,1342 5500,3956">
            <text:p/>
          </draw:polygon>
          <draw:polygon draw:style-name="gr24" draw:text-style-name="P6" draw:layer="layout" svg:width="2.621cm" svg:height="9.996cm" svg:x="2.835cm" svg:y="7.705cm" svg:viewBox="0 0 2622 9997" draw:points="2408,9997 0,8702 0,5647 235,5412 266,3530 439,3129 614,2427 604,2088 908,1062 1152,2051 1183,2378 1261,2977 1631,1659 1631,1230 1996,0 2390,1320 2444,1688 2622,2814 2610,5322 2446,5813">
            <text:p/>
          </draw:polygon>
          <draw:polygon draw:style-name="gr23" draw:text-style-name="P5" draw:layer="layout" svg:width="3.005cm" svg:height="13.34cm" svg:x="8.996cm" svg:y="3.479cm" svg:viewBox="0 0 3006 13341" draw:points="1908,3603 2205,4016 2546,6408 2555,7403 3006,12709 2041,13341 0,12780 344,7880 389,6571 498,5815 593,4163 927,3743 1181,88 1496,0">
            <text:p/>
          </draw:polygon>
          <draw:g>
            <draw:path draw:style-name="gr25" draw:text-style-name="P5" draw:layer="layout" svg:width="2.995cm" svg:height="2.633cm" draw:transform="rotate (-1.76592413716786) translate (12.6169123555119cm 1.23311446677839cm)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  <text:p/>
            </draw:path>
            <draw:path draw:style-name="gr25" draw:text-style-name="P5" draw:layer="layout" svg:width="0.942cm" svg:height="1.331cm" draw:transform="rotate (-1.76592413716786) translate (12.6991416322369cm 1.88763677667602cm)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  <text:p/>
            </draw:path>
          </draw:g>
          <draw:path draw:style-name="gr26" draw:text-style-name="P5" draw:layer="layout" svg:width="1.579cm" svg:height="1.75cm" draw:transform="rotate (-0.126012771993991) translate (11.6869278389036cm 10.0087310914823cm)" svg:viewBox="0 0 1580 1751" svg:d="M164 767c0-84 6-169 35-248 84-231 400-320 594-166 93 74 131 229 86 350-47 123-137 172-310 168-29 0-79-30-83 22-2 38 43 77 76 81 217 26 412-95 451-275 44-203-43-414-251-485-108-36-276-32-384 4 186-194 412-257 666-194 366 90 580 425 528 806-47 337-359 596-719 591-101-2-201-8-301 23-248 79-369 159-435 307-24-112-72-218-117-327 214-185 164-308 164-657z">
            <text:p/>
          </draw:path>
          <draw:g>
            <draw:path draw:style-name="gr14" draw:text-style-name="P4" draw:layer="layout" svg:width="1.526cm" svg:height="1.915cm" svg:x="3.768cm" svg:y="12.484cm" svg:viewBox="0 0 1527 1916" svg:d="M53 1026c41-7 76-15 113-20 5 0 12 0 17 3 29 17 56 39 79 55-13 86-28 165-33 246-8 78 2 155 36 228 48 99 123 118 218 73 79-39 144-97 202-162 215-242 343-522 367-846 5-77 5-152-14-227-7-29-17-56-31-80-37-68-95-87-160-50-48 26-92 57-133 94-89 79-161 173-226 270-11 19-21 22-42 19-45-11-87-21-97-77-2-15-14-29-24-39-21-21-16-39 0-60 53-70 102-147 158-217 70-92 162-158 270-203 152-63 290-34 416 68 111 89 189 202 244 328 84 186 121 380 113 585-8 191-58 367-176 522-92 118-204 209-338 275-152 75-314 109-485 104-105-5-204-29-298-75-111-58-176-152-205-271-47-186-18-364 29-543z">
              <text:p/>
            </draw:path>
            <draw:path draw:style-name="gr14" draw:text-style-name="P4" draw:layer="layout" svg:width="0.835cm" svg:height="0.567cm" svg:x="3.592cm" svg:y="12.962cm" svg:viewBox="0 0 836 568" svg:d="M279 269c-78 63-154 68-220 15-58-46-76-128-41-196 34-69 109-103 186-82 80 22 121 90 114 194 33 9 64 19 96 26 126 34 249 70 374 103 34 8 44 21 48 58 3 71-26 129-84 168-26 18-45 16-72-3-125-89-251-179-377-268-7-5-16-10-24-15z">
              <text:p/>
            </draw:path>
          </draw:g>
        </draw:g>
        <draw:g>
          <draw:path draw:style-name="gr12" draw:text-style-name="P4" draw:layer="layout" svg:width="1.647cm" svg:height="2.175cm" svg:x="24.922cm" svg:y="11.466cm" svg:viewBox="0 0 1648 2176" svg:d="M1629 1243c-9-69-214-641-227-666-49-85-93-173-144-258-65-109-160-198-269-260-160-88-317-75-471 21-132 82-234 198-312 331-119 194-185 405-201 631-18 210 16 415 126 599 85 143 197 259 336 352 161 104 335 163 522 180 116 9 232-4 341-45 129-47 214-147 262-273 72-210 65-411 37-612z">
            <text:p/>
          </draw:path>
          <draw:path draw:style-name="gr12" draw:text-style-name="P4" draw:layer="layout" svg:width="2.2cm" svg:height="2.439cm" svg:x="19.501cm" svg:y="10.818cm" svg:viewBox="0 0 2201 2440" svg:d="M1972 1069c0-117-7-236-49-346-117-321-42-178-249-419-259-271-574-359-928-271-509 125-808 592-735 1123 65 470 500 831 1001 823 141-2 280-10 419 33 346 110 514 221 607 428 33-157 101-305 163-457-299-258-229-428-229-914z">
            <text:p/>
          </draw:path>
          <draw:path draw:style-name="gr27" draw:text-style-name="P7" draw:layer="layout" svg:width="0.942cm" svg:height="1.331cm" svg:x="21.974cm" svg:y="5.043cm" svg:viewBox="0 0 943 1332" svg:d="M313 517c-165 6-270-61-304-191-31-116 23-242 132-296 110-59 242-28 320 68 87 105 76 231-32 362 29 41 63 81 95 122 129 164 263 327 392 491 34 44 37 72 6 119-63 96-157 144-269 140-54 0-76-21-92-71-78-236-160-474-238-710 0-6-7-21-10-34z">
            <text:p/>
          </draw:path>
          <draw:path draw:style-name="gr27" draw:text-style-name="P7" draw:layer="layout" svg:width="4.37cm" svg:height="7.135cm" svg:x="20.956cm" svg:y="8.873cm" svg:viewBox="0 0 4371 7136" svg:d="M204 7136c-112 0-201-88-204-201-3-111 88-207 201-207l343-7c-9-19-16-44-19-68-13-95 44-187 132-221l2485-876-2310-554c-96-25-163-113-157-211 7-100 82-182 180-191l2149-255-1958-1228c-72-44-109-129-91-211 16-81 81-147 163-163l1273-224-1008-301c-79-23-136-91-146-173-11-82 30-160 102-201l1301-750-950-729c-88-67-106-196-37-286 68-88 197-105 286-38l1191 914c56 41 87 109 79 176-4 69-45 131-102 164l-1155 665 1382 409c94 26 151 112 147 207-6 95-75 173-170 191l-1605 283 2001 1249c75 46 108 134 92 219-22 85-89 145-174 157l-1592 186 1872 450c88 21 152 99 155 188 5 91-51 173-136 204l-2190 783 2445 157c110 6 195 99 192 207-4 110-92 198-201 201l-3962 85z">
            <text:p/>
          </draw:path>
          <draw:path draw:style-name="gr11" draw:text-style-name="P2" draw:layer="layout" svg:width="3.222cm" svg:height="9.039cm" svg:x="20.557cm" svg:y="7.562cm" svg:viewBox="0 0 3223 9040" svg:d="M3223 0h-866l-2344 8355c0 0-3 10-3 23-7 18-10 35-10 53 0 336 1206 609 2690 609">
            <text:p/>
          </draw:path>
          <draw:path draw:style-name="gr27" draw:text-style-name="P7" draw:layer="layout" svg:width="5.385cm" svg:height="9.039cm" svg:x="20.557cm" svg:y="7.562cm" svg:viewBox="0 0 5386 9040" svg:d="M5369 8494c10-19 17-44 17-63 0-9 0-15 0-18 3-85-28-167-28-167-255-940-1512-5552-1519-5546 4 12-616-2700-616-2700h-866l-2344 8355c0 0-3 10-3 23-7 18-10 35-10 53 0 336 1206 609 2690 609 1216 0 2243-185 2576-433 54-28 85-69 103-113zM2530 886l317 44 1363 6781c-273 54-634 95-1033 116-155-6-318-11-487-11-179 0-356 5-531 15-312-18-619-48-902-100z">
            <text:p/>
          </draw:path>
          <draw:path draw:style-name="gr27" draw:text-style-name="P7" draw:layer="layout" svg:width="2.995cm" svg:height="2.633cm" svg:x="21.448cm" svg:y="5.151cm" svg:viewBox="0 0 2996 2634" svg:d="M607 662c79-61 298 191 239 250-98 98-193 189-283 289-82 95-142 208-167 333-34 179 48 273 219 304 139 27 280 10 416-21 511-113 946-358 1287-760 79-91 151-194 198-306 17-44 31-89 38-137 19-122-38-204-164-214-88-10-178-10-263-3-191 16-374 75-552 139-30 11-48 11-70-17-107-85-130-217-100-255-7-49 65-78 109-93 136-44 273-95 412-132 182-51 365-51 546-7 258 64 412 232 481 487 57 221 54 443 6 664-68 325-204 615-408 873-195 242-430 426-729 515-232 72-468 78-706 37-273-47-519-153-733-327-132-106-242-232-317-385-91-180-82-368-10-548 108-291 321-502 551-686z">
            <text:p/>
          </draw:path>
          <draw:path draw:style-name="gr27" draw:text-style-name="P7" draw:layer="layout" svg:width="2.2cm" svg:height="2.439cm" svg:x="19.5cm" svg:y="10.817cm" svg:viewBox="0 0 2201 2440" svg:d="M1972 1069c0-117-7-236-49-346-117-321-557-446-826-231-130 103-183 318-120 487 65 172 191 240 432 235 39 0 109-42 115 30 2 53-60 108-106 113-303 35-574-133-629-384-60-282 60-576 351-674 150-51 384-46 534 5-259-271-574-359-928-271-509 125-808 592-735 1123 65 470 500 831 1001 823 141-2 280-10 419 33 346 110 514 221 607 428 33-157 101-305 163-457-299-258-229-428-229-914z">
            <text:p/>
          </draw:path>
          <draw:path draw:style-name="gr27" draw:text-style-name="P7" draw:layer="layout" svg:width="0.956cm" svg:height="0.553cm" svg:x="25.916cm" svg:y="12.092cm" svg:viewBox="0 0 957 554" svg:d="M631 283c79 79 164 95 242 48 72-45 103-134 72-213-28-78-110-129-195-116-93 15-147 82-153 199-34 7-72 10-106 17-143 21-286 41-430 65-38 7-54 17-57 54-15 79 9 144 67 198 27 24 49 24 78 6 150-81 301-163 454-245 10-6 22-10 28-13z">
            <text:p/>
          </draw:path>
          <draw:path draw:style-name="gr27" draw:text-style-name="P7" draw:layer="layout" svg:width="1.647cm" svg:height="2.175cm" svg:x="24.922cm" svg:y="11.466cm" svg:viewBox="0 0 1648 2176" svg:d="M1629 1243c-9-69-238-45-238 13 3 96 11 188 8 279-5 88-25 170-72 249-65 106-150 116-253 52-82-52-146-128-201-206-205-296-309-623-293-984 3-85 13-167 44-248 10-31 28-63 44-85 48-72 116-87 185-35 48 38 95 79 132 123 89 98 154 211 213 330 10 21 20 28 44 25 92 6 167-53 170-82 28-21 3-72-10-97-49-85-93-173-144-258-65-109-160-198-269-260-160-88-317-75-471 21-132 82-234 198-312 331-119 194-185 405-201 631-18 210 16 415 126 599 85 143 197 259 336 352 161 104 335 163 522 180 116 9 232-4 341-45 129-47 214-147 262-273 72-210 65-411 37-612z">
            <text:p/>
          </draw:path>
        </draw:g>
        <draw:polygon draw:style-name="gr28" draw:text-style-name="P5" draw:layer="layout" svg:width="8.536cm" svg:height="3.765cm" draw:transform="skewX (-0.146433124242324) rotate (-0.465653844432088) translate (14.6942673355917cm -1.38493132125964cm)" svg:viewBox="0 0 8537 3766" draw:points="6700,448 5341,2062 3927,0 2580,2132 1307,1383 0,3766 1691,2290 2892,3130 4042,1565 5349,3312 6926,1447 8537,1805">
          <text:p/>
        </draw:polygon>
        <draw:frame draw:style-name="gr29" draw:text-style-name="P9" draw:layer="layout" svg:width="22.4cm" svg:height="3.071cm" svg:x="4.4cm" svg:y="17.5cm">
          <draw:text-box>
            <text:p text:style-name="P8"><text:span text:style-name="T1">BATTLEMESH v10 <text:s/>JUNE 05-11, 2017</text:span></text:p>
            <text:p text:style-name="P8"><text:span text:style-name="T1">VIENNA, AUSTRIA</text:span></text:p>
          </draw:text-box>
        </draw:frame>
      </draw:page>
      <draw:page draw:name="page5" draw:style-name="dp1" draw:master-page-name="Default">
        <draw:g>
          <draw:g>
            <draw:polyline draw:style-name="gr30" draw:text-style-name="P1" draw:layer="layout" svg:width="2.577cm" svg:height="4.088cm" svg:x="13.819cm" svg:y="15.736cm" svg:viewBox="0 0 2578 4089" draw:points="2578,4089 1111,0 0,4089">
              <text:p/>
            </draw:polyline>
            <draw:line draw:style-name="gr30" draw:text-style-name="P1" draw:layer="layout" svg:x1="15.419cm" svg:y1="17.203cm" svg:x2="14.53cm" svg:y2="17.203cm">
              <text:p/>
            </draw:line>
            <draw:line draw:style-name="gr30" draw:text-style-name="P1" draw:layer="layout" svg:x1="15.774cm" svg:y1="18.047cm" svg:x2="14.263cm" svg:y2="18.047cm">
              <text:p/>
            </draw:line>
            <draw:line draw:style-name="gr30" draw:text-style-name="P1" draw:layer="layout" svg:x1="16.085cm" svg:y1="18.936cm" svg:x2="14.041cm" svg:y2="18.936cm">
              <text:p/>
            </draw:line>
          </draw:g>
          <draw:custom-shape draw:style-name="gr31" draw:text-style-name="P1" draw:layer="layout" svg:width="6.356cm" svg:height="6.311cm" svg:x="11.807cm" svg:y="12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5.644cm" svg:height="5.575cm" svg:x="12.163cm" svg:y="13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4cm" svg:height="0.267cm" draw:transform="rotate (1.5707963267949) translate (11.585cm 17.2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1.408cm 15.73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6cm" draw:transform="rotate (1.5707963267949) translate (11.853cm 14.31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2.831cm 13.11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4.209cm 12.62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5.676cm 12.62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7.01cm 13.24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6cm" draw:transform="rotate (1.5707963267949) translate (18.033cm 14.49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8.344cm 15.91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8.078cm 17.33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7.456cm 18.49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3" draw:text-style-name="P1" draw:layer="layout" svg:width="0.4cm" svg:height="0.267cm" draw:transform="rotate (1.5707963267949) translate (12.256cm 18.49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34" draw:text-style-name="P10" draw:layer="layout" svg:width="13.883cm" svg:height="4.54cm" svg:x="8.032cm" svg:y="5.068cm" svg:viewBox="0 0 13884 4541" svg:d="M6930 0c-2508 9-5012 949-6930 2815l1743 1723c2875-2793 7505-2810 10401-35l1740-1741c-1934-1851-4446-2771-6954-2762zM1743 4538l-4 3z">
            <text:p/>
          </draw:path>
          <draw:path draw:style-name="gr34" draw:text-style-name="P10" draw:layer="layout" svg:width="19.145cm" svg:height="5.607cm" svg:x="5.402cm" svg:y="1.389cm" svg:viewBox="0 0 19146 5608" svg:d="M9558 0c-3459 13-6912 1308-9558 3882l1729 1709c4332-4194 11293-4216 15651-43l1766-1738c-2666-2554-6129-3823-9588-3810zM1729 5591l-17 17z">
            <text:p/>
          </draw:path>
          <draw:path draw:style-name="gr34" draw:text-style-name="P10" draw:layer="layout" svg:width="8.643cm" svg:height="3.4cm" svg:x="10.643cm" svg:y="8.731cm" svg:viewBox="0 0 8644 3401" svg:d="M4316 0c-1562 6-3122 591-4316 1753l1666 1647c1471-1429 3838-1437 5319-18l1659-1663c-1203-1152-2766-1724-4328-1719zM1666 3400l-2 1z">
            <text:p/>
          </draw:path>
        </draw:g>
        <draw:g>
          <draw:polygon draw:style-name="gr35" draw:text-style-name="P5" draw:layer="layout" svg:width="2.88cm" svg:height="3.092cm" svg:x="3.568cm" svg:y="17.297cm" svg:viewBox="0 0 2881 3093" draw:points="2881,0 2800,2023 2,3093 0,0">
            <text:p/>
          </draw:polygon>
          <draw:polygon draw:style-name="gr35" draw:text-style-name="P5" draw:layer="layout" svg:width="3.799cm" svg:height="2.733cm" svg:x="3.579cm" svg:y="14.65cm" svg:viewBox="0 0 3800 2734" draw:points="0,2734 15,0 2498,927 3800,2734">
            <text:p/>
          </draw:polygon>
          <draw:polygon draw:style-name="gr36" draw:text-style-name="P6" draw:layer="layout" svg:width="1.811cm" svg:height="6.907cm" svg:x="1.9cm" svg:y="13.493cm" svg:viewBox="0 0 1812 6908" draw:points="1664,6908 0,6013 0,3902 162,3740 183,2439 303,2162 424,1677 418,1443 627,734 796,1417 817,1643 871,2057 1127,1147 1127,850 1379,0 1651,912 1689,1166 1812,1944 1804,3678 1691,4017">
            <text:p/>
          </draw:polygon>
          <draw:polygon draw:style-name="gr35" draw:text-style-name="P5" draw:layer="layout" svg:width="2.076cm" svg:height="9.218cm" svg:x="6.157cm" svg:y="10.572cm" svg:viewBox="0 0 2077 9219" draw:points="1319,2490 1523,2775 1759,4428 1766,5116 2077,8782 1410,9219 0,8831 238,5445 269,4541 344,4018 410,2877 641,2587 816,61 1034,0">
            <text:p/>
          </draw:polygon>
        </draw:g>
        <draw:g>
          <draw:path draw:style-name="gr37" draw:text-style-name="P5" draw:layer="layout" svg:width="2.069cm" svg:height="1.819cm" draw:transform="skewX (-0.0005235987755983) rotate (-1.19502693884052) translate (8.0754519644492cm 8.61732065466407cm)" svg:viewBox="0 0 2070 1820" svg:d="M420 457c54-42 205 132 165 173-68 68-134 131-196 200-56 65-98 143-115 230-24 123 33 189 151 210 96 18 193 7 287-14 354-78 654-248 890-526 55-63 104-134 137-211 11-30 22-62 26-95 14-84-26-141-113-148-61-6-123-6-182-2-132 11-258 52-381 96-21 8-33 8-49-11-73-59-89-150-69-176-4-34 45-54 76-65 94-30 189-65 285-91 125-35 252-35 377-5 178 44 284 161 332 337 39 152 37 306 4 458-48 225-141 425-283 604-134 167-297 294-504 355-160 50-323 55-488 26-188-32-357-106-505-226-92-73-167-160-219-266-64-124-57-254-7-378 75-202 222-347 381-475z">
            <text:p/>
          </draw:path>
          <draw:path draw:style-name="gr37" draw:text-style-name="P5" draw:layer="layout" svg:width="0.65cm" svg:height="0.92cm" draw:transform="skewX (-0.00104719755119662) rotate (-1.19537600469092) translate (8.36790328608253cm 8.96758632066405cm)" svg:viewBox="0 0 651 921" svg:d="M216 357c-114 5-186-42-210-132-21-80 16-167 92-204 75-41 167-20 221 47 60 72 52 159-23 250 20 28 44 56 66 84 89 113 181 226 270 339 24 31 26 50 5 82-44 67-109 100-187 98-37 0-51-15-63-50-54-163-110-328-164-490 0-5-5-15-7-24z">
            <text:p/>
          </draw:path>
        </draw:g>
        <draw:g>
          <draw:path draw:style-name="gr38" draw:text-style-name="P7" draw:layer="layout" svg:width="1.664cm" svg:height="2.196cm" svg:x="20.229cm" svg:y="14.872cm" svg:viewBox="0 0 1665 2197" svg:d="M20 1255c10-69 241-45 241 13-4 98-12 190-9 282 5 90 25 172 73 251 66 108 152 118 256 53 83-53 147-129 203-208 206-299 312-629 296-994-4-85-14-168-45-250-10-32-28-63-45-86-47-73-117-88-186-35-48 38-96 79-134 124-89 99-155 213-214 333-10 22-20 28-45 25-92 7-168-53-172-82-28-22-3-73 10-98 50-86 94-175 145-261 66-110 162-199 273-262 162-89 320-76 475 21 134 83 236 200 316 334 120 196 186 409 203 637 18 213-17 419-127 606-86 143-200 261-341 355-161 105-338 165-526 181-117 10-235-3-345-44-131-48-216-149-264-276-73-213-66-416-38-619z">
            <text:p/>
          </draw:path>
          <draw:path draw:style-name="gr38" draw:text-style-name="P7" draw:layer="layout" svg:width="0.966cm" svg:height="0.559cm" svg:x="19.923cm" svg:y="15.505cm" svg:viewBox="0 0 967 560" svg:d="M329 286c-79 79-165 96-244 48-73-45-104-135-73-215 28-79 111-130 197-117 94 15 148 83 155 201 34 7 72 10 107 17 144 21 289 41 434 66 38 7 55 17 58 54 15 80-10 146-68 200-28 25-49 25-79 7-152-83-304-165-459-248-10-6-21-10-28-13z">
            <text:p/>
          </draw:path>
          <draw:path draw:style-name="gr39" draw:text-style-name="P11" draw:layer="layout" svg:width="3.025cm" svg:height="2.659cm" draw:transform="rotate (0.192858882345373) translate (20.8777084783472cm 9.61364270253118cm)" svg:viewBox="0 0 3026 2660" svg:d="M613 668c80-61 301 193 241 253-99 99-195 191-285 292-83 96-144 210-169 337-34 180 48 275 222 307 140 26 282 10 419-22 517-114 956-361 1301-767 79-93 152-197 199-309 17-45 32-91 38-139 20-123-38-206-165-216-89-10-180-10-265-3-194 16-379 76-558 140-30 12-48 12-71-16-108-86-131-220-101-258-7-49 66-79 110-94 137-45 276-96 416-134 184-51 369-51 552-6 261 64 416 234 485 492 58 222 55 447 7 670-70 328-207 621-413 881-196 245-434 431-736 520-235 73-472 80-713 38-276-48-524-155-740-330-134-107-244-234-320-389-93-182-83-372-10-553 109-294 324-507 556-694z">
            <text:p/>
          </draw:path>
          <draw:path draw:style-name="gr38" draw:text-style-name="P7" draw:layer="layout" svg:width="0.952cm" svg:height="1.345cm" draw:transform="rotate (0.192858882345373) translate (21.4582218073045cm 9.28666443976297cm)" svg:viewBox="0 0 953 1346" svg:d="M316 522c-167 7-273-61-307-193-32-117 23-244 134-299 110-59 244-28 323 69 88 106 76 233-33 365 30 42 64 83 96 124 130 165 266 330 396 495 35 45 38 73 7 121-65 97-159 145-273 142-54 0-76-22-92-73-79-238-162-479-241-716 0-7-7-22-10-35z">
            <text:p/>
          </draw:path>
          <draw:path draw:style-name="gr38" draw:text-style-name="P7" draw:layer="layout" svg:width="2.783cm" svg:height="3.086cm" svg:x="24.516cm" svg:y="13.004cm" svg:viewBox="0 0 2784 3087" svg:d="M289 1352c0-149 10-299 63-437 147-407 705-565 1045-293 165 131 231 403 151 616-82 218-241 304-546 297-49 0-139-53-145 38-4 68 76 137 133 144 383 44 727-169 796-485 76-359-76-730-444-854-190-64-485-58-675 7 327-344 726-454 1174-344 643 159 1021 750 929 1422-82 594-632 1050-1266 1041-178-3-355-13-530 42-437 138-650 279-768 541-41-200-127-386-206-578 378-327 289-541 289-1157z">
            <text:p/>
          </draw:path>
          <draw:path draw:style-name="gr39" draw:text-style-name="P11" draw:layer="layout" svg:width="4.413cm" svg:height="7.207cm" svg:x="20.991cm" svg:y="12.353cm" svg:viewBox="0 0 4414 7208" svg:d="M206 7208c-113 0-203-89-206-203-3-113 89-210 203-210l347-7c-10-19-17-44-20-69-13-96 45-188 134-223l2509-885-2333-559c-97-25-165-114-158-213 6-101 82-183 181-193l2171-258-1977-1240c-73-44-111-130-93-213 17-82 83-148 165-165l1286-226-1018-304c-80-23-137-92-147-175-12-82 29-161 102-203l1314-757-959-737c-89-67-107-198-38-288s200-106 289-38l1203 922c56 42 88 111 80 179-4 69-45 132-103 165l-1167 672 1397 412c94 27 152 114 148 210-6 96-76 175-171 193l-1621 286 2020 1261c76 46 109 135 93 221-22 86-90 147-175 159l-1608 188 1890 454c89 21 153 100 157 190 5 92-51 175-137 206l-2212 791 2469 158c111 7 197 101 193 210-3 110-92 200-203 203l-4001 86z">
            <text:p/>
          </draw:path>
          <draw:path draw:style-name="gr38" draw:text-style-name="P7" draw:layer="layout" svg:width="5.438cm" svg:height="9.13cm" svg:x="20.589cm" svg:y="11.029cm" svg:viewBox="0 0 5439 9131" svg:d="M5423 8579c10-20 16-44 16-64 0-8 0-15 0-18 4-86-28-169-28-169-257-949-1527-5607-1533-5601 3 12-623-2727-623-2727h-875l-2367 8439c0 0-3 10-3 23-7 18-10 35-10 53 0 340 1218 616 2717 616 1228 0 2265-187 2602-438 54-28 86-69 104-114zM2555 895l321 44 1376 6849c-275 55-640 96-1043 118-157-7-322-12-492-12-181 0-360 5-536 15-316-18-626-48-912-101z">
            <text:p/>
          </draw:path>
        </draw:g>
      </draw:page>
      <draw:page draw:name="page6" draw:style-name="dp1" draw:master-page-name="Default">
        <draw:frame draw:style-name="gr29" draw:text-style-name="P9" draw:layer="layout" svg:width="22.4cm" svg:height="3.071cm" svg:x="5.301cm" svg:y="17.201cm">
          <draw:text-box>
            <text:p text:style-name="P8"><text:span text:style-name="T1">BATTLEMESH v10 <text:s/>JUNE 05-11, 2017</text:span></text:p>
            <text:p text:style-name="P8"><text:span text:style-name="T1">VIENNA, AUSTRIA</text:span></text:p>
          </draw:text-box>
        </draw:frame>
        <draw:g>
          <draw:polygon draw:style-name="gr23" draw:text-style-name="P5" draw:layer="layout" svg:width="2.647cm" svg:height="2.842cm" svg:x="8.269cm" svg:y="14.15cm" svg:viewBox="0 0 2648 2843" draw:points="2648,0 2573,1860 1,2843 0,0">
            <text:p/>
          </draw:polygon>
          <draw:polyline draw:style-name="gr6" draw:text-style-name="P2" draw:layer="layout" svg:width="0.958cm" svg:height="8.472cm" svg:x="11.6cm" svg:y="7.97cm" svg:viewBox="0 0 959 8473" draw:points="0,0 262,2288 450,2551 667,4070 673,4702 959,8072 346,8473">
            <text:p/>
          </draw:polyline>
          <draw:polygon draw:style-name="gr23" draw:text-style-name="P5" draw:layer="layout" svg:width="3.492cm" svg:height="2.512cm" svg:x="8.279cm" svg:y="11.717cm" svg:viewBox="0 0 3493 2513" draw:points="0,2513 13,0 2296,852 3493,2513">
            <text:p/>
          </draw:polygon>
          <draw:polygon draw:style-name="gr24" draw:text-style-name="P6" draw:layer="layout" svg:width="1.664cm" svg:height="6.348cm" svg:x="6.736cm" svg:y="10.654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23" draw:text-style-name="P5" draw:layer="layout" svg:width="1.908cm" svg:height="8.472cm" svg:x="10.649cm" svg:y="7.9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14" draw:text-style-name="P4" draw:layer="layout" svg:width="0.969cm" svg:height="1.216cm" svg:x="7.329cm" svg:y="13.6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14" draw:text-style-name="P4" draw:layer="layout" svg:width="0.53cm" svg:height="0.359cm" svg:x="7.217cm" svg:y="13.9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g>
            <draw:polyline draw:style-name="gr40" draw:text-style-name="P1" draw:layer="layout" svg:width="1.934cm" svg:height="3.067cm" svg:x="14.11cm" svg:y="12.782cm" svg:viewBox="0 0 1935 3068" draw:points="1935,3068 834,0 0,3068">
              <text:p/>
            </draw:polyline>
            <draw:line draw:style-name="gr40" draw:text-style-name="P1" draw:layer="layout" svg:x1="15.311cm" svg:y1="13.882cm" svg:x2="14.644cm" svg:y2="13.882cm">
              <text:p/>
            </draw:line>
            <draw:line draw:style-name="gr40" draw:text-style-name="P1" draw:layer="layout" svg:x1="15.577cm" svg:y1="14.516cm" svg:x2="14.443cm" svg:y2="14.516cm">
              <text:p/>
            </draw:line>
          </draw:g>
          <draw:custom-shape draw:style-name="gr41" draw:text-style-name="P1" draw:layer="layout" svg:width="4.772cm" svg:height="4.771cm" svg:x="12.599cm" svg:y="10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" draw:layer="layout" svg:width="3.888cm" svg:height="3.888cm" svg:x="13.041cm" svg:y="10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3cm" svg:height="0.2cm" draw:transform="rotate (1.5707963267949) translate (12.434cm 13.882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01cm" svg:height="0.2cm" draw:transform="rotate (1.5707963267949) translate (12.301cm 12.782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01cm" svg:height="0.2cm" draw:transform="rotate (1.5707963267949) translate (12.635cm 11.715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3.368cm 10.814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4.402cm 10.447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5.504cm 10.447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6.505cm 10.914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7.272cm 11.848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7.506cm 12.915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7.306cm 13.982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6.839cm 14.85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2.937cm 14.85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g>
            <draw:polyline draw:style-name="gr19" draw:text-style-name="P1" draw:layer="layout" svg:width="1.934cm" svg:height="3.067cm" svg:x="14.109cm" svg:y="12.732cm" svg:viewBox="0 0 1935 3068" draw:points="1935,3068 834,0 0,3068">
              <text:p/>
            </draw:polyline>
            <draw:line draw:style-name="gr19" draw:text-style-name="P1" draw:layer="layout" svg:x1="15.31cm" svg:y1="13.832cm" svg:x2="14.643cm" svg:y2="13.832cm">
              <text:p/>
            </draw:line>
            <draw:line draw:style-name="gr19" draw:text-style-name="P1" draw:layer="layout" svg:x1="15.576cm" svg:y1="14.466cm" svg:x2="14.442cm" svg:y2="14.466cm">
              <text:p/>
            </draw:line>
          </draw:g>
          <draw:custom-shape draw:style-name="gr44" draw:text-style-name="P1" draw:layer="layout" svg:width="4.772cm" svg:height="4.771cm" svg:x="12.598cm" svg:y="10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3.888cm" svg:height="3.888cm" svg:x="13.04cm" svg:y="10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3cm" svg:height="0.2cm" draw:transform="rotate (1.5707963267949) translate (12.433cm 13.83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01cm" svg:height="0.2cm" draw:transform="rotate (1.5707963267949) translate (12.3cm 12.73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01cm" svg:height="0.2cm" draw:transform="rotate (1.5707963267949) translate (12.634cm 11.66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3.367cm 10.76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4.401cm 10.39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5.503cm 10.39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6.504cm 10.86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7.271cm 11.79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7.505cm 12.86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7.305cm 13.93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6.838cm 14.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2.936cm 14.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circle draw:style-name="gr46" draw:text-style-name="P12" draw:layer="layout" svg:width="15.136cm" svg:height="15.136cm" draw:transform="rotate (0.785398163397448) translate (4.307cm 12.376cm)" draw:kind="arc" draw:start-angle="0" draw:end-angle="90">
            <text:p/>
          </draw:circle>
          <draw:circle draw:style-name="gr46" draw:text-style-name="P12" draw:layer="layout" svg:width="18.92cm" svg:height="18.919cm" draw:transform="rotate (0.785398163397448) translate (1.632cm 12.376cm)" draw:kind="arc" draw:start-angle="0" draw:end-angle="90">
            <text:p/>
          </draw:circle>
          <draw:circle draw:style-name="gr46" draw:text-style-name="P12" draw:layer="layout" svg:width="11.352cm" svg:height="11.352cm" draw:transform="rotate (0.785398163397448) translate (6.983cm 12.376cm)" draw:kind="arc" draw:start-angle="0" draw:end-angle="90">
            <text:p/>
          </draw:circle>
          <draw:ellipse draw:style-name="gr46" draw:text-style-name="P12" draw:layer="layout" svg:width="7.567cm" svg:height="7.565cm" draw:transform="skewX (0.000698131700797781) rotate (0.785747229247847) translate (9.661cm 12.376cm)" draw:kind="arc" draw:start-angle="0" draw:end-angle="90">
            <text:p/>
          </draw:ellipse>
        </draw:g>
        <draw:g>
          <draw:path draw:style-name="gr12" draw:text-style-name="P4" draw:layer="layout" svg:width="1.29cm" svg:height="1.703cm" svg:x="21.548cm" svg:y="12.787cm" svg:viewBox="0 0 1291 1704" svg:d="M1275 973c-7-54-167-502-178-521-38-67-72-136-112-202-51-85-126-155-211-204-125-69-248-58-369 17-103 64-183 155-244 259-93 152-145 317-157 494-15 164 12 325 98 469 67 112 154 203 263 276 126 81 263 127 409 141 91 7 182-4 267-36 101-36 168-115 205-213 57-165 51-322 29-480z">
            <text:p/>
          </draw:path>
          <draw:path draw:style-name="gr12" draw:text-style-name="P4" draw:layer="layout" svg:width="1.722cm" svg:height="1.91cm" svg:x="17.303cm" svg:y="12.28cm" svg:viewBox="0 0 1723 1911" svg:d="M1545 837c0-92-7-185-39-271-92-251-33-139-195-328-203-212-450-281-727-212-399 98-632 464-576 879 52 369 392 650 784 645 111-2 220-8 329 25 270 87 402 174 475 336 25-124 79-239 127-358-234-202-178-335-178-716z">
            <text:p/>
          </draw:path>
          <draw:path draw:style-name="gr27" draw:text-style-name="P7" draw:layer="layout" svg:width="0.737cm" svg:height="1.042cm" svg:x="19.239cm" svg:y="7.68cm" svg:viewBox="0 0 738 1043" svg:d="M245 405c-129 4-212-48-238-150-24-91 18-189 103-232 86-46 190-21 251 54 68 82 59 181-25 283 22 32 49 64 74 96 101 128 206 256 307 384 27 35 29 57 5 93-50 75-123 113-211 110-42 0-59-16-72-56-61-184-125-371-186-556 0-4-6-16-8-26z">
            <text:p/>
          </draw:path>
          <draw:path draw:style-name="gr27" draw:text-style-name="P7" draw:layer="layout" svg:width="3.422cm" svg:height="5.587cm" svg:x="18.442cm" svg:y="10.757cm" svg:viewBox="0 0 3423 5588" svg:d="M160 5588c-88 0-158-69-160-158-2-87 69-162 157-162l269-5c-7-15-13-35-15-54-10-74 35-146 104-173l1945-686-1808-433c-76-20-128-89-123-166 5-78 64-142 141-149l1682-200-1533-961c-56-35-85-101-71-166 12-63 63-115 127-127l997-176-789-235c-62-18-107-72-114-136-9-64 23-125 80-157l1018-587-744-571c-69-53-83-154-29-224 54-69 155-82 224-30l933 716c44 32 68 85 62 138-3 54-35 102-80 128l-904 521 1082 320c73 20 118 88 115 162-5 74-59 135-133 150l-1257 221 1567 978c58 36 84 105 72 172-17 66-70 113-136 123l-1247 145 1466 353c69 16 119 77 121 147 4 71-40 135-106 160l-1715 613 1914 123c86 4 153 77 151 162-3 86-72 155-158 157l-3102 67z">
            <text:p/>
          </draw:path>
          <draw:path draw:style-name="gr11" draw:text-style-name="P2" draw:layer="layout" svg:width="2.523cm" svg:height="7.078cm" svg:x="18.13cm" svg:y="9.73cm" svg:viewBox="0 0 2524 7079" svg:d="M2524 0h-678l-1836 6542c0 0-2 8-2 18-6 14-8 28-8 42 0 263 944 477 2106 477">
            <text:p/>
          </draw:path>
          <draw:path draw:style-name="gr47" draw:text-style-name="P7" draw:layer="layout" svg:width="0.749cm" svg:height="0.433cm" svg:x="22.327cm" svg:y="13.278cm" svg:viewBox="0 0 750 434" svg:d="M494 222c62 61 129 74 190 37 56-35 81-105 56-167-22-61-86-101-152-90-73 11-116 64-120 155-27 6-57 8-83 14-112 16-224 32-337 51-30 5-42 13-45 42-11 62 7 113 53 155 21 19 38 19 61 5 117-64 236-128 355-192 8-5 18-8 22-10z">
            <text:p/>
          </draw:path>
          <draw:path draw:style-name="gr27" draw:text-style-name="P7" draw:layer="layout" svg:width="4.216cm" svg:height="7.078cm" svg:x="18.13cm" svg:y="9.73cm" svg:viewBox="0 0 4217 7079" svg:d="M4204 6651c8-15 13-34 13-49 0-7 0-12 0-14 3-67-22-131-22-131-199-736-1183-4348-1189-4343 3 10-482-2114-482-2114h-678l-1836 6542c0 0-2 8-2 18-6 14-8 28-8 42 0 263 944 477 2106 477 952 0 1757-145 2017-340 43-21 67-54 81-88zM1981 694l248 34 1068 5310c-214 42-497 74-809 91-122-5-249-9-382-9-140 0-278 4-415 12-245-14-485-38-707-78z">
            <text:p/>
          </draw:path>
          <draw:path draw:style-name="gr27" draw:text-style-name="P7" draw:layer="layout" svg:width="2.344cm" svg:height="2.061cm" svg:x="18.827cm" svg:y="7.764cm" svg:viewBox="0 0 2345 2062" svg:d="M475 518c62-47 234 150 188 196-77 77-152 148-222 227-64 74-111 162-131 260-26 140 38 214 172 238 108 21 219 8 325-16 401-89 741-280 1008-595 62-71 118-152 155-240 13-34 24-70 30-107 15-96-30-160-128-168-69-7-140-7-206-2-150 13-293 59-433 109-23 8-37 8-54-13-84-67-102-170-79-200-5-39 51-61 86-73 106-34 213-74 322-103 143-40 286-40 428-6 202 50 322 182 376 382 45 173 43 346 5 519-53 255-160 482-319 684-153 190-337 334-571 403-182 57-367 61-553 29-214-37-406-120-574-256-103-83-189-181-248-301-71-141-64-288-8-429 85-228 251-393 431-538z">
            <text:p/>
          </draw:path>
          <draw:path draw:style-name="gr27" draw:text-style-name="P7" draw:layer="layout" svg:width="1.722cm" svg:height="1.91cm" svg:x="17.302cm" svg:y="12.279cm" svg:viewBox="0 0 1723 1911" svg:d="M1545 837c0-92-7-185-39-271-92-251-437-349-647-181-102 81-143 250-94 382 51 135 149 188 338 183 31 0 86-32 90 24 2 42-47 84-83 89-237 27-449-105-492-301-48-221 47-451 274-528 118-40 301-36 419 4-203-212-450-281-727-212-399 98-632 464-576 879 52 369 392 650 784 645 111-2 220-8 329 25 270 87 402 174 475 336 25-124 79-239 127-358-234-202-178-335-178-716z">
            <text:p/>
          </draw:path>
          <draw:path draw:style-name="gr27" draw:text-style-name="P7" draw:layer="layout" svg:width="0.749cm" svg:height="0.433cm" svg:x="22.326cm" svg:y="13.278cm" svg:viewBox="0 0 750 434" svg:d="M494 222c62 61 129 74 190 37 56-35 81-105 56-167-22-61-86-101-152-90-73 11-116 64-120 155-27 6-57 8-83 14-112 16-224 32-337 51-30 5-42 13-45 42-11 62 7 113 53 155 21 19 38 19 61 5 117-64 236-128 355-192 8-5 18-8 22-10z">
            <text:p/>
          </draw:path>
          <draw:path draw:style-name="gr27" draw:text-style-name="P7" draw:layer="layout" svg:width="1.29cm" svg:height="1.703cm" svg:x="21.548cm" svg:y="12.787cm" svg:viewBox="0 0 1291 1704" svg:d="M1275 973c-7-54-186-35-186 11 2 75 8 147 6 218-4 69-19 133-56 195-51 83-118 91-198 41-65-41-115-101-158-162-160-231-242-487-229-770 2-67 10-131 34-194 8-25 22-50 35-67 37-56 91-68 145-27 37 30 74 62 103 96 70 77 121 165 167 258 8 17 15 22 34 20 72 5 131-41 133-64 22-17 3-57-8-76-38-67-72-136-112-202-51-85-126-155-211-204-125-69-248-58-369 17-103 64-183 155-244 259-93 152-145 317-157 494-15 164 12 325 98 469 67 112 154 203 263 276 126 81 263 127 409 141 91 7 182-4 267-36 101-36 168-115 205-213 57-165 51-322 29-480z">
            <text:p/>
          </draw:path>
        </draw:g>
        <draw:g>
          <draw:circle draw:style-name="gr48" draw:text-style-name="P12" draw:layer="layout" svg:width="15.136cm" svg:height="15.136cm" draw:transform="rotate (0.785398163397448) translate (4.308cm 12.376cm)" draw:kind="arc" draw:start-angle="0" draw:end-angle="90">
            <text:p/>
          </draw:circle>
          <draw:circle draw:style-name="gr48" draw:text-style-name="P12" draw:layer="layout" svg:width="18.92cm" svg:height="18.919cm" draw:transform="rotate (0.785398163397448) translate (1.633cm 12.376cm)" draw:kind="arc" draw:start-angle="0" draw:end-angle="90">
            <text:p/>
          </draw:circle>
          <draw:circle draw:style-name="gr48" draw:text-style-name="P12" draw:layer="layout" svg:width="11.352cm" svg:height="11.352cm" draw:transform="rotate (0.785398163397448) translate (6.984cm 12.376cm)" draw:kind="arc" draw:start-angle="0" draw:end-angle="90">
            <text:p/>
          </draw:circle>
          <draw:ellipse draw:style-name="gr48" draw:text-style-name="P12" draw:layer="layout" svg:width="7.567cm" svg:height="7.565cm" draw:transform="skewX (0.000698131700797781) rotate (0.785747229247847) translate (9.662cm 12.376cm)" draw:kind="arc" draw:start-angle="0" draw:end-angle="90">
            <text:p/>
          </draw:ellipse>
        </draw:g>
      </draw:page>
      <draw:page draw:name="page7" draw:style-name="dp1" draw:master-page-name="Default">
        <draw:frame draw:style-name="gr29" draw:text-style-name="P9" draw:layer="layout" svg:width="22.4cm" svg:height="3.071cm" svg:x="3.752cm" svg:y="16.876cm">
          <draw:text-box>
            <text:p text:style-name="P8"><text:span text:style-name="T1">BATTLEMESH v10 <text:s/>JUNE 05-11, 2017</text:span></text:p>
            <text:p text:style-name="P8"><text:span text:style-name="T1">VIENNA, AUSTRIA</text:span></text:p>
          </draw:text-box>
        </draw:frame>
        <draw:g>
          <draw:polygon draw:style-name="gr23" draw:text-style-name="P5" draw:layer="layout" svg:width="2.647cm" svg:height="2.842cm" svg:x="19.12cm" svg:y="13.425cm" svg:viewBox="0 0 2648 2843" draw:points="2648,0 2573,1860 1,2843 0,0">
            <text:p/>
          </draw:polygon>
          <draw:polyline draw:style-name="gr6" draw:text-style-name="P2" draw:layer="layout" svg:width="0.958cm" svg:height="8.472cm" svg:x="22.451cm" svg:y="7.245cm" svg:viewBox="0 0 959 8473" draw:points="0,0 262,2288 450,2551 667,4070 673,4702 959,8072 346,8473">
            <text:p/>
          </draw:polyline>
          <draw:polygon draw:style-name="gr23" draw:text-style-name="P5" draw:layer="layout" svg:width="3.492cm" svg:height="2.512cm" svg:x="19.13cm" svg:y="10.992cm" svg:viewBox="0 0 3493 2513" draw:points="0,2513 13,0 2296,852 3493,2513">
            <text:p/>
          </draw:polygon>
          <draw:polygon draw:style-name="gr24" draw:text-style-name="P6" draw:layer="layout" svg:width="1.664cm" svg:height="6.348cm" svg:x="17.587cm" svg:y="9.929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23" draw:text-style-name="P5" draw:layer="layout" svg:width="1.908cm" svg:height="8.472cm" svg:x="21.5cm" svg:y="7.245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14" draw:text-style-name="P4" draw:layer="layout" svg:width="0.969cm" svg:height="1.216cm" svg:x="18.18cm" svg:y="12.964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14" draw:text-style-name="P4" draw:layer="layout" svg:width="0.53cm" svg:height="0.359cm" svg:x="18.068cm" svg:y="13.268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g>
            <draw:polyline draw:style-name="gr40" draw:text-style-name="P1" draw:layer="layout" svg:width="1.934cm" svg:height="3.067cm" svg:x="13.861cm" svg:y="12.657cm" svg:viewBox="0 0 1935 3068" draw:points="1935,3068 834,0 0,3068">
              <text:p/>
            </draw:polyline>
            <draw:line draw:style-name="gr40" draw:text-style-name="P1" draw:layer="layout" svg:x1="15.062cm" svg:y1="13.757cm" svg:x2="14.395cm" svg:y2="13.757cm">
              <text:p/>
            </draw:line>
            <draw:line draw:style-name="gr40" draw:text-style-name="P1" draw:layer="layout" svg:x1="15.328cm" svg:y1="14.391cm" svg:x2="14.194cm" svg:y2="14.391cm">
              <text:p/>
            </draw:line>
          </draw:g>
          <draw:custom-shape draw:style-name="gr49" draw:text-style-name="P1" draw:layer="layout" svg:width="4.772cm" svg:height="4.771cm" svg:x="12.35cm" svg:y="10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" draw:layer="layout" svg:width="3.888cm" svg:height="3.888cm" svg:x="12.792cm" svg:y="10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3cm" svg:height="0.2cm" draw:transform="rotate (1.5707963267949) translate (12.185cm 13.757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01cm" svg:height="0.2cm" draw:transform="rotate (1.5707963267949) translate (12.052cm 12.657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01cm" svg:height="0.2cm" draw:transform="rotate (1.5707963267949) translate (12.386cm 11.5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3.119cm 10.68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4.153cm 10.322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5.255cm 10.322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6.256cm 10.78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7.023cm 11.723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7.257cm 12.7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17.057cm 13.857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6.59cm 14.725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12.688cm 14.725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g>
            <draw:polyline draw:style-name="gr19" draw:text-style-name="P1" draw:layer="layout" svg:width="1.934cm" svg:height="3.067cm" svg:x="13.86cm" svg:y="12.607cm" svg:viewBox="0 0 1935 3068" draw:points="1935,3068 834,0 0,3068">
              <text:p/>
            </draw:polyline>
            <draw:line draw:style-name="gr19" draw:text-style-name="P1" draw:layer="layout" svg:x1="15.061cm" svg:y1="13.707cm" svg:x2="14.394cm" svg:y2="13.707cm">
              <text:p/>
            </draw:line>
            <draw:line draw:style-name="gr19" draw:text-style-name="P1" draw:layer="layout" svg:x1="15.327cm" svg:y1="14.341cm" svg:x2="14.193cm" svg:y2="14.341cm">
              <text:p/>
            </draw:line>
          </draw:g>
          <draw:custom-shape draw:style-name="gr44" draw:text-style-name="P1" draw:layer="layout" svg:width="4.772cm" svg:height="4.771cm" svg:x="12.349cm" svg:y="10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3.888cm" svg:height="3.888cm" svg:x="12.791cm" svg:y="10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3cm" svg:height="0.2cm" draw:transform="rotate (1.5707963267949) translate (12.184cm 13.70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01cm" svg:height="0.2cm" draw:transform="rotate (1.5707963267949) translate (12.051cm 12.60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01cm" svg:height="0.2cm" draw:transform="rotate (1.5707963267949) translate (12.385cm 11.5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3.118cm 10.63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4.152cm 10.27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5.254cm 10.27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6.255cm 10.73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7.022cm 11.67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7.256cm 12.7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cm" draw:transform="rotate (1.5707963267949) translate (17.056cm 13.80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6.589cm 14.67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cm" svg:height="0.201cm" draw:transform="rotate (1.5707963267949) translate (12.687cm 14.67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circle draw:style-name="gr51" draw:text-style-name="P12" draw:layer="layout" svg:width="15.136cm" svg:height="15.136cm" draw:transform="rotate (0.785398163397448) translate (4.058cm 11.851cm)" draw:kind="arc" draw:start-angle="0" draw:end-angle="90">
            <text:p/>
          </draw:circle>
          <draw:circle draw:style-name="gr51" draw:text-style-name="P12" draw:layer="layout" svg:width="18.92cm" svg:height="18.919cm" draw:transform="rotate (0.785398163397448) translate (1.383cm 11.851cm)" draw:kind="arc" draw:start-angle="0" draw:end-angle="90">
            <text:p/>
          </draw:circle>
          <draw:circle draw:style-name="gr51" draw:text-style-name="P12" draw:layer="layout" svg:width="11.352cm" svg:height="11.352cm" draw:transform="rotate (0.785398163397448) translate (6.734cm 11.851cm)" draw:kind="arc" draw:start-angle="0" draw:end-angle="90">
            <text:p/>
          </draw:circle>
          <draw:ellipse draw:style-name="gr51" draw:text-style-name="P12" draw:layer="layout" svg:width="7.567cm" svg:height="7.565cm" draw:transform="skewX (0.000698131700797781) rotate (0.785747229247847) translate (9.412cm 11.851cm)" draw:kind="arc" draw:start-angle="0" draw:end-angle="90">
            <text:p/>
          </draw:ellipse>
        </draw:g>
        <draw:g>
          <draw:path draw:style-name="gr12" draw:text-style-name="P4" draw:layer="layout" svg:width="1.194cm" svg:height="1.577cm" svg:x="6.472cm" svg:y="12.36cm" svg:viewBox="0 0 1195 1578" svg:d="M14 901c7-50 156-464 165-483 36-61 67-125 104-187 48-79 116-143 195-188 117-64 230-55 342 15 96 60 170 144 226 240 87 141 134 294 146 458 13 152-12 301-91 434-62 104-143 188-244 255-117 76-243 118-379 131-84 6-168-3-247-33-93-34-155-106-190-198-52-152-47-298-27-444z">
            <text:p/>
          </draw:path>
          <draw:path draw:style-name="gr12" draw:text-style-name="P4" draw:layer="layout" svg:width="1.595cm" svg:height="1.768cm" svg:x="10.003cm" svg:y="11.89cm" svg:viewBox="0 0 1596 1769" svg:d="M166 775c0-85 5-171 35-250 85-234 31-130 181-304 188-197 416-261 673-197 369 91 586 429 533 814-47 341-362 602-726 597-102-2-203-7-304 24-251 80-373 160-440 310-24-114-73-221-118-331 217-187 166-310 166-663z">
            <text:p/>
          </draw:path>
          <draw:path draw:style-name="gr27" draw:text-style-name="P7" draw:layer="layout" svg:width="0.683cm" svg:height="0.965cm" svg:x="9.121cm" svg:y="7.63cm" svg:viewBox="0 0 684 966" svg:d="M457 375c120 4 196-44 221-139 22-84-17-175-96-214-80-43-176-21-232 49-63 76-55 168 23 263-21 29-46 58-69 88-93 119-191 237-284 356-25 32-27 52-4 86 45 70 113 105 195 102 39 0 55-15 66-52 57-171 116-343 173-514 0-5 5-16 7-25z">
            <text:p/>
          </draw:path>
          <draw:path draw:style-name="gr27" draw:text-style-name="P7" draw:layer="layout" svg:width="3.169cm" svg:height="5.173cm" svg:x="7.374cm" svg:y="10.48cm" svg:viewBox="0 0 3170 5174" svg:d="M3022 5174c81 0 145-63 148-145 2-81-64-150-146-150l-249-6c7-13 12-31 14-49 9-69-32-135-96-160l-1802-635 1675-402c70-18 118-82 114-153-5-73-59-132-130-139l-1559-184 1420-891c52-32 79-93 66-153-12-59-59-106-118-118l-923-162 731-219c57-16 98-66 106-125 8-60-22-116-74-146l-944-544 689-528c64-49 77-142 27-208-49-64-143-76-207-27l-864 662c-41 30-63 79-57 128 3 50 32 95 74 119l837 482-1002 297c-68 19-109 81-107 150 5 69 55 125 124 138l1163 206-1450 905c-55 34-79 97-67 159 16 62 64 105 126 114l1154 135-1357 326c-64 15-110 72-112 136-4 66 37 126 98 148l1588 568-1773 114c-79 4-141 72-139 150 3 80 67 144 146 146l2873 61z">
            <text:p/>
          </draw:path>
          <draw:path draw:style-name="gr11" draw:text-style-name="P2" draw:layer="layout" svg:width="2.336cm" svg:height="6.554cm" svg:x="8.496cm" svg:y="9.529cm" svg:viewBox="0 0 2337 6555" svg:d="M0 0h628l1700 6058c0 0 2 8 2 17 5 13 7 25 7 38 0 244-874 442-1951 442">
            <text:p/>
          </draw:path>
          <draw:path draw:style-name="gr47" draw:text-style-name="P7" draw:layer="layout" svg:width="0.693cm" svg:height="0.401cm" svg:x="6.252cm" svg:y="12.814cm" svg:viewBox="0 0 694 402" svg:d="M236 205c-57 58-119 69-175 35-52-33-75-97-52-154 20-57 79-94 141-85 68 11 107 60 111 145 25 5 52 7 77 12 104 15 207 30 312 47 27 5 39 13 41 39 11 58-7 105-49 144-19 17-35 17-56 4-109-58-218-118-329-177-8-5-16-8-21-10z">
            <text:p/>
          </draw:path>
          <draw:path draw:style-name="gr27" draw:text-style-name="P7" draw:layer="layout" svg:width="3.905cm" svg:height="6.554cm" svg:x="6.927cm" svg:y="9.529cm" svg:viewBox="0 0 3906 6555" svg:d="M12 6159c-7-14-12-32-12-46 0-6 0-10 0-13-2-61 20-121 20-121 185-681 1097-4026 1102-4021-3 9 447-1958 447-1958h628l1699 6058c0 0 2 8 2 17 5 13 8 25 8 38 0 244-875 442-1951 442-882 0-1626-134-1868-314-39-20-61-50-75-82zM2071 642l-230 32-988 4917c198 40 460 69 749 84 112-4 231-7 353-7 130 0 258 3 385 10 226-13 449-34 654-72z">
            <text:p/>
          </draw:path>
          <draw:path draw:style-name="gr27" draw:text-style-name="P7" draw:layer="layout" svg:width="2.171cm" svg:height="1.909cm" svg:x="8.014cm" svg:y="7.708cm" svg:viewBox="0 0 2172 1910" svg:d="M1732 480c-57-44-216 139-173 181 71 71 139 137 205 210 59 69 103 151 121 241 25 130-35 198-159 221-101 19-203 7-302-15-370-82-686-260-933-551-57-66-109-141-143-222-13-32-23-65-28-100-14-88 28-148 119-155 64-7 129-7 191-2 138 12 271 54 400 101 22 8 35 8 51-13 77-61 94-157 72-184 5-36-47-57-79-68-98-32-198-69-299-96-132-37-264-37-395-5-188 47-299 169-349 353-42 161-39 322-5 482 50 236 148 446 296 633 142 175 312 309 529 373 168 53 339 57 512 27 198-34 376-111 531-237 96-77 176-168 230-279 66-131 60-267 7-397-78-211-232-364-399-498z">
            <text:p/>
          </draw:path>
          <draw:path draw:style-name="gr27" draw:text-style-name="P7" draw:layer="layout" svg:width="1.595cm" svg:height="1.768cm" svg:x="10.003cm" svg:y="11.889cm" svg:viewBox="0 0 1596 1769" svg:d="M166 775c0-85 5-171 35-250 85-234 405-324 600-168 94 74 132 231 87 353-48 125-139 174-314 170-28 0-79-30-83 22-2 39 43 78 77 82 219 26 416-96 456-278 44-205-44-418-255-489-108-37-278-33-387 4 188-197 416-261 673-197 369 91 586 429 533 814-47 341-362 602-726 597-102-2-203-7-304 24-251 80-373 160-440 310-24-114-73-221-118-331 217-187 166-310 166-663z">
            <text:p/>
          </draw:path>
          <draw:path draw:style-name="gr27" draw:text-style-name="P7" draw:layer="layout" svg:width="0.693cm" svg:height="0.401cm" svg:x="6.252cm" svg:y="12.814cm" svg:viewBox="0 0 694 402" svg:d="M236 205c-57 58-119 69-175 35-52-33-75-97-52-154 20-57 79-94 141-85 68 11 107 60 111 145 25 5 52 7 77 12 104 15 207 30 312 47 27 5 39 13 41 39 11 58-7 105-49 144-19 17-35 17-56 4-109-58-218-118-329-177-8-5-16-8-21-10z">
            <text:p/>
          </draw:path>
          <draw:path draw:style-name="gr27" draw:text-style-name="P7" draw:layer="layout" svg:width="1.194cm" svg:height="1.577cm" svg:x="6.472cm" svg:y="12.36cm" svg:viewBox="0 0 1195 1578" svg:d="M14 901c7-50 173-32 173 10-2 69-8 136-6 202 4 64 18 123 52 181 48 77 109 84 184 37 59-37 106-92 146-149 148-215 224-452 212-714-2-61-9-121-32-179-7-23-20-46-32-62-35-52-84-63-134-25-35 27-69 57-96 89-64 71-111 153-154 239-7 15-15 20-32 18-67 5-121-38-123-59-21-15-2-52 7-71 36-61 67-125 104-187 48-79 116-143 195-188 117-64 230-55 342 15 96 60 170 144 226 240 87 141 134 294 146 458 13 152-12 301-91 434-62 104-143 188-244 255-117 76-243 118-379 131-84 6-168-3-247-33-93-34-155-106-190-198-52-152-47-298-27-44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8:08:05.238297000</meta:creation-date>
    <dc:date>2017-03-01T10:10:18.600634000</dc:date>
    <meta:editing-duration>PT3H39M17S</meta:editing-duration>
    <meta:editing-cycles>21</meta:editing-cycles>
    <meta:generator>LibreOffice/5.1.6.2$MacOSX_X86_64 LibreOffice_project/07ac168c60a517dba0f0d7bc7540f5afa45f0909</meta:generator>
    <meta:document-statistic meta:object-count="352"/>
  </office:meta>
</office:document-meta>
</file>